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cfExpo" table:style-name="ta1">
        <table:shapes>
          <draw:frame draw:z-index="0" draw:style-name="gr1" draw:text-style-name="P1" svg:width="763.91pt" svg:height="518.77pt" svg:x="379.62pt" svg:y="45.18pt">
            <loext:p draw:notify-on-update-of-ranges="dcfExpo.A1:dcfExpo.A1 dcfExpo.A2:dcfExpo.A101 dcfExpo.B1:dcfExpo.B1 dcfExpo.B2:dcfExpo.B101 dcfExpo.A1:dcfExpo.A1 dcfExpo.A2:dcfExpo.A101 dcfExpo.C1:dcfExpo.C1 dcfExpo.C2:dcfExpo.C101 dcfExpo.A1:dcfExpo.A1 dcfExpo.A2:dcfExpo.A101 dcfExpo.D1:dcfExpo.D1 dcfExpo.D2:dcfExpo.D101 dcfExpo.A1:dcfExpo.A1 dcfExpo.A2:dcfExpo.A101 dcfExpo.E1:dcfExpo.E1 dcfExpo.E2:dcfExpo.E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fferdLoad</text:p>
          </table:table-cell>
          <table:table-cell office:value-type="string" calcext:value-type="string">
            <text:p>dcf_expo</text:p>
          </table:table-cell>
          <table:table-cell office:value-type="string" calcext:value-type="string">
            <text:p>dcf_uniform</text:p>
          </table:table-cell>
          <table:table-cell office:value-type="string" calcext:value-type="string">
            <text:p>rts_cts_expo</text:p>
          </table:table-cell>
          <table:table-cell office:value-type="string" calcext:value-type="string">
            <text:p>rts_cts_uniform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0213651614" calcext:value-type="float">
            <text:p>0.1021365161</text:p>
          </table:table-cell>
          <table:table-cell office:value-type="float" office:value="0.103325499732" calcext:value-type="float">
            <text:p>0.1033254997</text:p>
          </table:table-cell>
          <table:table-cell office:value-type="float" office:value="0.102466555406" calcext:value-type="float">
            <text:p>0.1024665554</text:p>
          </table:table-cell>
          <table:table-cell office:value-type="float" office:value="0.10332536115" calcext:value-type="float">
            <text:p>0.103325361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05498661936" calcext:value-type="float">
            <text:p>0.2054986619</text:p>
          </table:table-cell>
          <table:table-cell office:value-type="float" office:value="0.208403974689" calcext:value-type="float">
            <text:p>0.2084039747</text:p>
          </table:table-cell>
          <table:table-cell office:value-type="float" office:value="0.205436412767" calcext:value-type="float">
            <text:p>0.2054364128</text:p>
          </table:table-cell>
          <table:table-cell office:value-type="float" office:value="0.20840363794" calcext:value-type="float">
            <text:p>0.208403637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11899654063" calcext:value-type="float">
            <text:p>0.3118996541</text:p>
          </table:table-cell>
          <table:table-cell office:value-type="float" office:value="0.31452713118" calcext:value-type="float">
            <text:p>0.3145271312</text:p>
          </table:table-cell>
          <table:table-cell office:value-type="float" office:value="0.311609797504" calcext:value-type="float">
            <text:p>0.3116097975</text:p>
          </table:table-cell>
          <table:table-cell office:value-type="float" office:value="0.314526881341" calcext:value-type="float">
            <text:p>0.314526881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18721618284" calcext:value-type="float">
            <text:p>0.4187216183</text:p>
          </table:table-cell>
          <table:table-cell office:value-type="float" office:value="0.422781113632" calcext:value-type="float">
            <text:p>0.4227811136</text:p>
          </table:table-cell>
          <table:table-cell office:value-type="float" office:value="0.421607222585" calcext:value-type="float">
            <text:p>0.4216072226</text:p>
          </table:table-cell>
          <table:table-cell office:value-type="float" office:value="0.42277956902" calcext:value-type="float">
            <text:p>0.42277956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29819825816" calcext:value-type="float">
            <text:p>0.5298198258</text:p>
          </table:table-cell>
          <table:table-cell office:value-type="float" office:value="0.527210648588" calcext:value-type="float">
            <text:p>0.5272106486</text:p>
          </table:table-cell>
          <table:table-cell office:value-type="float" office:value="0.442001911984" calcext:value-type="float">
            <text:p>0.442001912</text:p>
          </table:table-cell>
          <table:table-cell office:value-type="float" office:value="0.44277758898" calcext:value-type="float">
            <text:p>0.44277758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42792865426" calcext:value-type="float">
            <text:p>0.6427928654</text:p>
          </table:table-cell>
          <table:table-cell office:value-type="float" office:value="0.646416395076" calcext:value-type="float">
            <text:p>0.6464163951</text:p>
          </table:table-cell>
          <table:table-cell office:value-type="float" office:value="0.442136515475" calcext:value-type="float">
            <text:p>0.4421365155</text:p>
          </table:table-cell>
          <table:table-cell office:value-type="float" office:value="0.445407490017" calcext:value-type="float">
            <text:p>0.4454074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31678783798" calcext:value-type="float">
            <text:p>0.7316787838</text:p>
          </table:table-cell>
          <table:table-cell office:value-type="float" office:value="0.73884726866" calcext:value-type="float">
            <text:p>0.7388472687</text:p>
          </table:table-cell>
          <table:table-cell office:value-type="float" office:value="0.440956675515" calcext:value-type="float">
            <text:p>0.4409566755</text:p>
          </table:table-cell>
          <table:table-cell office:value-type="float" office:value="0.445169620038" calcext:value-type="float">
            <text:p>0.4451696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30108377016" calcext:value-type="float">
            <text:p>0.730108377</text:p>
          </table:table-cell>
          <table:table-cell office:value-type="float" office:value="0.741858729371" calcext:value-type="float">
            <text:p>0.7418587294</text:p>
          </table:table-cell>
          <table:table-cell office:value-type="float" office:value="0.440299037175" calcext:value-type="float">
            <text:p>0.4402990372</text:p>
          </table:table-cell>
          <table:table-cell office:value-type="float" office:value="0.445372872294" calcext:value-type="float">
            <text:p>0.445372872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31462606155" calcext:value-type="float">
            <text:p>0.7314626062</text:p>
          </table:table-cell>
          <table:table-cell office:value-type="float" office:value="0.741877389761" calcext:value-type="float">
            <text:p>0.7418773898</text:p>
          </table:table-cell>
          <table:table-cell office:value-type="float" office:value="0.440542788851" calcext:value-type="float">
            <text:p>0.4405427889</text:p>
          </table:table-cell>
          <table:table-cell office:value-type="float" office:value="0.445395343429" calcext:value-type="float">
            <text:p>0.44539534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32190459094" calcext:value-type="float">
            <text:p>0.7321904591</text:p>
          </table:table-cell>
          <table:table-cell office:value-type="float" office:value="0.741011186677" calcext:value-type="float">
            <text:p>0.7410111867</text:p>
          </table:table-cell>
          <table:table-cell office:value-type="float" office:value="0.441834496469" calcext:value-type="float">
            <text:p>0.4418344965</text:p>
          </table:table-cell>
          <table:table-cell office:value-type="float" office:value="0.445723462256" calcext:value-type="float">
            <text:p>0.44572346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1917466426" calcext:value-type="float">
            <text:p>0.7319174664</text:p>
          </table:table-cell>
          <table:table-cell office:value-type="float" office:value="0.743100708852" calcext:value-type="float">
            <text:p>0.7431007089</text:p>
          </table:table-cell>
          <table:table-cell office:value-type="float" office:value="0.441921560245" calcext:value-type="float">
            <text:p>0.4419215602</text:p>
          </table:table-cell>
          <table:table-cell office:value-type="float" office:value="0.447074186401" calcext:value-type="float">
            <text:p>0.447074186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29731171792" calcext:value-type="float">
            <text:p>0.7297311718</text:p>
          </table:table-cell>
          <table:table-cell office:value-type="float" office:value="0.741495680141" calcext:value-type="float">
            <text:p>0.7414956801</text:p>
          </table:table-cell>
          <table:table-cell office:value-type="float" office:value="0.438459408467" calcext:value-type="float">
            <text:p>0.4384594085</text:p>
          </table:table-cell>
          <table:table-cell office:value-type="float" office:value="0.444911844503" calcext:value-type="float">
            <text:p>0.444911844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30237006121" calcext:value-type="float">
            <text:p>0.7302370061</text:p>
          </table:table-cell>
          <table:table-cell office:value-type="float" office:value="0.742481117475" calcext:value-type="float">
            <text:p>0.7424811175</text:p>
          </table:table-cell>
          <table:table-cell office:value-type="float" office:value="0.439490363129" calcext:value-type="float">
            <text:p>0.4394903631</text:p>
          </table:table-cell>
          <table:table-cell office:value-type="float" office:value="0.445855851466" calcext:value-type="float">
            <text:p>0.445855851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732496044921" calcext:value-type="float">
            <text:p>0.7324960449</text:p>
          </table:table-cell>
          <table:table-cell office:value-type="float" office:value="0.740689008817" calcext:value-type="float">
            <text:p>0.7406890088</text:p>
          </table:table-cell>
          <table:table-cell office:value-type="float" office:value="0.443634193042" calcext:value-type="float">
            <text:p>0.443634193</text:p>
          </table:table-cell>
          <table:table-cell office:value-type="float" office:value="0.445876243025" calcext:value-type="float">
            <text:p>0.44587624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730837625375" calcext:value-type="float">
            <text:p>0.7308376254</text:p>
          </table:table-cell>
          <table:table-cell office:value-type="float" office:value="0.741199445319" calcext:value-type="float">
            <text:p>0.7411994453</text:p>
          </table:table-cell>
          <table:table-cell office:value-type="float" office:value="0.441728566658" calcext:value-type="float">
            <text:p>0.4417285667</text:p>
          </table:table-cell>
          <table:table-cell office:value-type="float" office:value="0.44504134355" calcext:value-type="float">
            <text:p>0.445041343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731401056251" calcext:value-type="float">
            <text:p>0.7314010563</text:p>
          </table:table-cell>
          <table:table-cell office:value-type="float" office:value="0.74080782644" calcext:value-type="float">
            <text:p>0.7408078264</text:p>
          </table:table-cell>
          <table:table-cell office:value-type="float" office:value="0.441683884703" calcext:value-type="float">
            <text:p>0.4416838847</text:p>
          </table:table-cell>
          <table:table-cell office:value-type="float" office:value="0.446558583794" calcext:value-type="float">
            <text:p>0.446558583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732980682715" calcext:value-type="float">
            <text:p>0.7329806827</text:p>
          </table:table-cell>
          <table:table-cell office:value-type="float" office:value="0.741294284194" calcext:value-type="float">
            <text:p>0.7412942842</text:p>
          </table:table-cell>
          <table:table-cell office:value-type="float" office:value="0.441922781611" calcext:value-type="float">
            <text:p>0.4419227816</text:p>
          </table:table-cell>
          <table:table-cell office:value-type="float" office:value="0.444460754626" calcext:value-type="float">
            <text:p>0.444460754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729193544962" calcext:value-type="float">
            <text:p>0.729193545</text:p>
          </table:table-cell>
          <table:table-cell office:value-type="float" office:value="0.741752431869" calcext:value-type="float">
            <text:p>0.7417524319</text:p>
          </table:table-cell>
          <table:table-cell office:value-type="float" office:value="0.440675497917" calcext:value-type="float">
            <text:p>0.4406754979</text:p>
          </table:table-cell>
          <table:table-cell office:value-type="float" office:value="0.445195762165" calcext:value-type="float">
            <text:p>0.445195762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729568581464" calcext:value-type="float">
            <text:p>0.7295685815</text:p>
          </table:table-cell>
          <table:table-cell office:value-type="float" office:value="0.741714703635" calcext:value-type="float">
            <text:p>0.7417147036</text:p>
          </table:table-cell>
          <table:table-cell office:value-type="float" office:value="0.442487395482" calcext:value-type="float">
            <text:p>0.4424873955</text:p>
          </table:table-cell>
          <table:table-cell office:value-type="float" office:value="0.445585250975" calcext:value-type="float">
            <text:p>0.44558525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731869194571" calcext:value-type="float">
            <text:p>0.7318691946</text:p>
          </table:table-cell>
          <table:table-cell office:value-type="float" office:value="0.739511675187" calcext:value-type="float">
            <text:p>0.7395116752</text:p>
          </table:table-cell>
          <table:table-cell office:value-type="float" office:value="0.441700808164" calcext:value-type="float">
            <text:p>0.4417008082</text:p>
          </table:table-cell>
          <table:table-cell office:value-type="float" office:value="0.444679889197" calcext:value-type="float">
            <text:p>0.44467988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30562790525" calcext:value-type="float">
            <text:p>0.7305627905</text:p>
          </table:table-cell>
          <table:table-cell office:value-type="float" office:value="0.742383734563" calcext:value-type="float">
            <text:p>0.7423837346</text:p>
          </table:table-cell>
          <table:table-cell office:value-type="float" office:value="0.440554223459" calcext:value-type="float">
            <text:p>0.4405542235</text:p>
          </table:table-cell>
          <table:table-cell office:value-type="float" office:value="0.445465109825" calcext:value-type="float">
            <text:p>0.4454651098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731112955114" calcext:value-type="float">
            <text:p>0.7311129551</text:p>
          </table:table-cell>
          <table:table-cell office:value-type="float" office:value="0.742072527633" calcext:value-type="float">
            <text:p>0.7420725276</text:p>
          </table:table-cell>
          <table:table-cell office:value-type="float" office:value="0.441188470559" calcext:value-type="float">
            <text:p>0.4411884706</text:p>
          </table:table-cell>
          <table:table-cell office:value-type="float" office:value="0.444945458399" calcext:value-type="float">
            <text:p>0.444945458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727602394992" calcext:value-type="float">
            <text:p>0.727602395</text:p>
          </table:table-cell>
          <table:table-cell office:value-type="float" office:value="0.742903990978" calcext:value-type="float">
            <text:p>0.742903991</text:p>
          </table:table-cell>
          <table:table-cell office:value-type="float" office:value="0.439823581469" calcext:value-type="float">
            <text:p>0.4398235815</text:p>
          </table:table-cell>
          <table:table-cell office:value-type="float" office:value="0.446061666713" calcext:value-type="float">
            <text:p>0.446061666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730013533118" calcext:value-type="float">
            <text:p>0.7300135331</text:p>
          </table:table-cell>
          <table:table-cell office:value-type="float" office:value="0.740906028493" calcext:value-type="float">
            <text:p>0.7409060285</text:p>
          </table:table-cell>
          <table:table-cell office:value-type="float" office:value="0.441878980581" calcext:value-type="float">
            <text:p>0.4418789806</text:p>
          </table:table-cell>
          <table:table-cell office:value-type="float" office:value="0.445005581265" calcext:value-type="float">
            <text:p>0.445005581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729259882621" calcext:value-type="float">
            <text:p>0.7292598826</text:p>
          </table:table-cell>
          <table:table-cell office:value-type="float" office:value="0.741544761714" calcext:value-type="float">
            <text:p>0.7415447617</text:p>
          </table:table-cell>
          <table:table-cell office:value-type="float" office:value="0.441639466815" calcext:value-type="float">
            <text:p>0.4416394668</text:p>
          </table:table-cell>
          <table:table-cell office:value-type="float" office:value="0.446355078701" calcext:value-type="float">
            <text:p>0.446355078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730454048275" calcext:value-type="float">
            <text:p>0.7304540483</text:p>
          </table:table-cell>
          <table:table-cell office:value-type="float" office:value="0.740755765367" calcext:value-type="float">
            <text:p>0.7407557654</text:p>
          </table:table-cell>
          <table:table-cell office:value-type="float" office:value="0.442018666506" calcext:value-type="float">
            <text:p>0.4420186665</text:p>
          </table:table-cell>
          <table:table-cell office:value-type="float" office:value="0.446376536755" calcext:value-type="float">
            <text:p>0.4463765368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733171018218" calcext:value-type="float">
            <text:p>0.7331710182</text:p>
          </table:table-cell>
          <table:table-cell office:value-type="float" office:value="0.740996336227" calcext:value-type="float">
            <text:p>0.7409963362</text:p>
          </table:table-cell>
          <table:table-cell office:value-type="float" office:value="0.442500757667" calcext:value-type="float">
            <text:p>0.4425007577</text:p>
          </table:table-cell>
          <table:table-cell office:value-type="float" office:value="0.445325891659" calcext:value-type="float">
            <text:p>0.445325891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729300633851" calcext:value-type="float">
            <text:p>0.7293006339</text:p>
          </table:table-cell>
          <table:table-cell office:value-type="float" office:value="0.743190168467" calcext:value-type="float">
            <text:p>0.7431901685</text:p>
          </table:table-cell>
          <table:table-cell office:value-type="float" office:value="0.441368677628" calcext:value-type="float">
            <text:p>0.4413686776</text:p>
          </table:table-cell>
          <table:table-cell office:value-type="float" office:value="0.446827033635" calcext:value-type="float">
            <text:p>0.4468270336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732199108248" calcext:value-type="float">
            <text:p>0.7321991082</text:p>
          </table:table-cell>
          <table:table-cell office:value-type="float" office:value="0.74227521012" calcext:value-type="float">
            <text:p>0.7422752101</text:p>
          </table:table-cell>
          <table:table-cell office:value-type="float" office:value="0.441559760398" calcext:value-type="float">
            <text:p>0.4415597604</text:p>
          </table:table-cell>
          <table:table-cell office:value-type="float" office:value="0.445863103392" calcext:value-type="float">
            <text:p>0.445863103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732668608739" calcext:value-type="float">
            <text:p>0.7326686087</text:p>
          </table:table-cell>
          <table:table-cell office:value-type="float" office:value="0.741450926095" calcext:value-type="float">
            <text:p>0.7414509261</text:p>
          </table:table-cell>
          <table:table-cell office:value-type="float" office:value="0.442291425621" calcext:value-type="float">
            <text:p>0.4422914256</text:p>
          </table:table-cell>
          <table:table-cell office:value-type="float" office:value="0.445846405586" calcext:value-type="float">
            <text:p>0.44584640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30874453531" calcext:value-type="float">
            <text:p>0.7308744535</text:p>
          </table:table-cell>
          <table:table-cell office:value-type="float" office:value="0.742353970415" calcext:value-type="float">
            <text:p>0.7423539704</text:p>
          </table:table-cell>
          <table:table-cell office:value-type="float" office:value="0.44100699188" calcext:value-type="float">
            <text:p>0.4410069919</text:p>
          </table:table-cell>
          <table:table-cell office:value-type="float" office:value="0.445160271009" calcext:value-type="float">
            <text:p>0.445160271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729429861265" calcext:value-type="float">
            <text:p>0.7294298613</text:p>
          </table:table-cell>
          <table:table-cell office:value-type="float" office:value="0.74180890689" calcext:value-type="float">
            <text:p>0.7418089069</text:p>
          </table:table-cell>
          <table:table-cell office:value-type="float" office:value="0.442754828109" calcext:value-type="float">
            <text:p>0.4427548281</text:p>
          </table:table-cell>
          <table:table-cell office:value-type="float" office:value="0.44577602834" calcext:value-type="float">
            <text:p>0.445776028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729043443492" calcext:value-type="float">
            <text:p>0.7290434435</text:p>
          </table:table-cell>
          <table:table-cell office:value-type="float" office:value="0.744720310012" calcext:value-type="float">
            <text:p>0.74472031</text:p>
          </table:table-cell>
          <table:table-cell office:value-type="float" office:value="0.442951542213" calcext:value-type="float">
            <text:p>0.4429515422</text:p>
          </table:table-cell>
          <table:table-cell office:value-type="float" office:value="0.446814550654" calcext:value-type="float">
            <text:p>0.446814550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731769475677" calcext:value-type="float">
            <text:p>0.7317694757</text:p>
          </table:table-cell>
          <table:table-cell office:value-type="float" office:value="0.740333902076" calcext:value-type="float">
            <text:p>0.7403339021</text:p>
          </table:table-cell>
          <table:table-cell office:value-type="float" office:value="0.439656727599" calcext:value-type="float">
            <text:p>0.4396567276</text:p>
          </table:table-cell>
          <table:table-cell office:value-type="float" office:value="0.444935805208" calcext:value-type="float">
            <text:p>0.444935805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735618483425" calcext:value-type="float">
            <text:p>0.7356184834</text:p>
          </table:table-cell>
          <table:table-cell office:value-type="float" office:value="0.741133096261" calcext:value-type="float">
            <text:p>0.7411330963</text:p>
          </table:table-cell>
          <table:table-cell office:value-type="float" office:value="0.441363165632" calcext:value-type="float">
            <text:p>0.4413631656</text:p>
          </table:table-cell>
          <table:table-cell office:value-type="float" office:value="0.445442367874" calcext:value-type="float">
            <text:p>0.445442367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733256632035" calcext:value-type="float">
            <text:p>0.733256632</text:p>
          </table:table-cell>
          <table:table-cell office:value-type="float" office:value="0.742249197051" calcext:value-type="float">
            <text:p>0.7422491971</text:p>
          </table:table-cell>
          <table:table-cell office:value-type="float" office:value="0.442382120615" calcext:value-type="float">
            <text:p>0.4423821206</text:p>
          </table:table-cell>
          <table:table-cell office:value-type="float" office:value="0.445750142706" calcext:value-type="float">
            <text:p>0.445750142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733418086339" calcext:value-type="float">
            <text:p>0.7334180863</text:p>
          </table:table-cell>
          <table:table-cell office:value-type="float" office:value="0.743953522657" calcext:value-type="float">
            <text:p>0.7439535227</text:p>
          </table:table-cell>
          <table:table-cell office:value-type="float" office:value="0.44172096801" calcext:value-type="float">
            <text:p>0.441720968</text:p>
          </table:table-cell>
          <table:table-cell office:value-type="float" office:value="0.447232571489" calcext:value-type="float">
            <text:p>0.447232571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733130637617" calcext:value-type="float">
            <text:p>0.7331306376</text:p>
          </table:table-cell>
          <table:table-cell office:value-type="float" office:value="0.742079892361" calcext:value-type="float">
            <text:p>0.7420798924</text:p>
          </table:table-cell>
          <table:table-cell office:value-type="float" office:value="0.440904570078" calcext:value-type="float">
            <text:p>0.4409045701</text:p>
          </table:table-cell>
          <table:table-cell office:value-type="float" office:value="0.446153121455" calcext:value-type="float">
            <text:p>0.4461531215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732209162115" calcext:value-type="float">
            <text:p>0.7322091621</text:p>
          </table:table-cell>
          <table:table-cell office:value-type="float" office:value="0.740730317689" calcext:value-type="float">
            <text:p>0.7407303177</text:p>
          </table:table-cell>
          <table:table-cell office:value-type="float" office:value="0.441635121783" calcext:value-type="float">
            <text:p>0.4416351218</text:p>
          </table:table-cell>
          <table:table-cell office:value-type="float" office:value="0.445465393341" calcext:value-type="float">
            <text:p>0.445465393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731105138896" calcext:value-type="float">
            <text:p>0.7311051389</text:p>
          </table:table-cell>
          <table:table-cell office:value-type="float" office:value="0.743139612766" calcext:value-type="float">
            <text:p>0.7431396128</text:p>
          </table:table-cell>
          <table:table-cell office:value-type="float" office:value="0.442411897653" calcext:value-type="float">
            <text:p>0.4424118977</text:p>
          </table:table-cell>
          <table:table-cell office:value-type="float" office:value="0.446400069403" calcext:value-type="float">
            <text:p>0.44640006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34018718701" calcext:value-type="float">
            <text:p>0.7340187187</text:p>
          </table:table-cell>
          <table:table-cell office:value-type="float" office:value="0.741021805344" calcext:value-type="float">
            <text:p>0.7410218053</text:p>
          </table:table-cell>
          <table:table-cell office:value-type="float" office:value="0.440659698149" calcext:value-type="float">
            <text:p>0.4406596981</text:p>
          </table:table-cell>
          <table:table-cell office:value-type="float" office:value="0.444009936883" calcext:value-type="float">
            <text:p>0.4440099369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734031006984" calcext:value-type="float">
            <text:p>0.734031007</text:p>
          </table:table-cell>
          <table:table-cell office:value-type="float" office:value="0.742479041529" calcext:value-type="float">
            <text:p>0.7424790415</text:p>
          </table:table-cell>
          <table:table-cell office:value-type="float" office:value="0.441135531529" calcext:value-type="float">
            <text:p>0.4411355315</text:p>
          </table:table-cell>
          <table:table-cell office:value-type="float" office:value="0.445908094841" calcext:value-type="float">
            <text:p>0.445908094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731686951143" calcext:value-type="float">
            <text:p>0.7316869511</text:p>
          </table:table-cell>
          <table:table-cell office:value-type="float" office:value="0.742706309711" calcext:value-type="float">
            <text:p>0.7427063097</text:p>
          </table:table-cell>
          <table:table-cell office:value-type="float" office:value="0.442165185215" calcext:value-type="float">
            <text:p>0.4421651852</text:p>
          </table:table-cell>
          <table:table-cell office:value-type="float" office:value="0.445498789114" calcext:value-type="float">
            <text:p>0.445498789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733339982451" calcext:value-type="float">
            <text:p>0.7333399825</text:p>
          </table:table-cell>
          <table:table-cell office:value-type="float" office:value="0.742486817424" calcext:value-type="float">
            <text:p>0.7424868174</text:p>
          </table:table-cell>
          <table:table-cell office:value-type="float" office:value="0.441350014742" calcext:value-type="float">
            <text:p>0.4413500147</text:p>
          </table:table-cell>
          <table:table-cell office:value-type="float" office:value="0.445898808771" calcext:value-type="float">
            <text:p>0.445898808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729461998929" calcext:value-type="float">
            <text:p>0.7294619989</text:p>
          </table:table-cell>
          <table:table-cell office:value-type="float" office:value="0.741598975307" calcext:value-type="float">
            <text:p>0.7415989753</text:p>
          </table:table-cell>
          <table:table-cell office:value-type="float" office:value="0.441168362801" calcext:value-type="float">
            <text:p>0.4411683628</text:p>
          </table:table-cell>
          <table:table-cell office:value-type="float" office:value="0.444953305976" calcext:value-type="float">
            <text:p>0.44495330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731185951293" calcext:value-type="float">
            <text:p>0.7311859513</text:p>
          </table:table-cell>
          <table:table-cell office:value-type="float" office:value="0.740725458742" calcext:value-type="float">
            <text:p>0.7407254587</text:p>
          </table:table-cell>
          <table:table-cell office:value-type="float" office:value="0.441121679288" calcext:value-type="float">
            <text:p>0.4411216793</text:p>
          </table:table-cell>
          <table:table-cell office:value-type="float" office:value="0.445575360471" calcext:value-type="float">
            <text:p>0.445575360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729399002652" calcext:value-type="float">
            <text:p>0.7293990027</text:p>
          </table:table-cell>
          <table:table-cell office:value-type="float" office:value="0.740384681753" calcext:value-type="float">
            <text:p>0.7403846818</text:p>
          </table:table-cell>
          <table:table-cell office:value-type="float" office:value="0.443648305135" calcext:value-type="float">
            <text:p>0.4436483051</text:p>
          </table:table-cell>
          <table:table-cell office:value-type="float" office:value="0.445731500789" calcext:value-type="float">
            <text:p>0.4457315008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732834860812" calcext:value-type="float">
            <text:p>0.7328348608</text:p>
          </table:table-cell>
          <table:table-cell office:value-type="float" office:value="0.739743402806" calcext:value-type="float">
            <text:p>0.7397434028</text:p>
          </table:table-cell>
          <table:table-cell office:value-type="float" office:value="0.443416662354" calcext:value-type="float">
            <text:p>0.4434166624</text:p>
          </table:table-cell>
          <table:table-cell office:value-type="float" office:value="0.444369300143" calcext:value-type="float">
            <text:p>0.444369300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73486902897" calcext:value-type="float">
            <text:p>0.734869029</text:p>
          </table:table-cell>
          <table:table-cell office:value-type="float" office:value="0.74297852845" calcext:value-type="float">
            <text:p>0.7429785285</text:p>
          </table:table-cell>
          <table:table-cell office:value-type="float" office:value="0.442138316337" calcext:value-type="float">
            <text:p>0.4421383163</text:p>
          </table:table-cell>
          <table:table-cell office:value-type="float" office:value="0.44639064344" calcext:value-type="float">
            <text:p>0.4463906434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730916748629" calcext:value-type="float">
            <text:p>0.7309167486</text:p>
          </table:table-cell>
          <table:table-cell office:value-type="float" office:value="0.741344543505" calcext:value-type="float">
            <text:p>0.7413445435</text:p>
          </table:table-cell>
          <table:table-cell office:value-type="float" office:value="0.441295909017" calcext:value-type="float">
            <text:p>0.441295909</text:p>
          </table:table-cell>
          <table:table-cell office:value-type="float" office:value="0.445669852032" calcext:value-type="float">
            <text:p>0.4456698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32172127661" calcext:value-type="float">
            <text:p>0.7321721277</text:p>
          </table:table-cell>
          <table:table-cell office:value-type="float" office:value="0.740765805759" calcext:value-type="float">
            <text:p>0.7407658058</text:p>
          </table:table-cell>
          <table:table-cell office:value-type="float" office:value="0.442457313957" calcext:value-type="float">
            <text:p>0.442457314</text:p>
          </table:table-cell>
          <table:table-cell office:value-type="float" office:value="0.444848741003" calcext:value-type="float">
            <text:p>0.444848741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733010077254" calcext:value-type="float">
            <text:p>0.7330100773</text:p>
          </table:table-cell>
          <table:table-cell office:value-type="float" office:value="0.742030586661" calcext:value-type="float">
            <text:p>0.7420305867</text:p>
          </table:table-cell>
          <table:table-cell office:value-type="float" office:value="0.440494988643" calcext:value-type="float">
            <text:p>0.4404949886</text:p>
          </table:table-cell>
          <table:table-cell office:value-type="float" office:value="0.445008192458" calcext:value-type="float">
            <text:p>0.445008192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732274907702" calcext:value-type="float">
            <text:p>0.7322749077</text:p>
          </table:table-cell>
          <table:table-cell office:value-type="float" office:value="0.743086885764" calcext:value-type="float">
            <text:p>0.7430868858</text:p>
          </table:table-cell>
          <table:table-cell office:value-type="float" office:value="0.442191546824" calcext:value-type="float">
            <text:p>0.4421915468</text:p>
          </table:table-cell>
          <table:table-cell office:value-type="float" office:value="0.446048417055" calcext:value-type="float">
            <text:p>0.4460484171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734546124347" calcext:value-type="float">
            <text:p>0.7345461243</text:p>
          </table:table-cell>
          <table:table-cell office:value-type="float" office:value="0.741694567615" calcext:value-type="float">
            <text:p>0.7416945676</text:p>
          </table:table-cell>
          <table:table-cell office:value-type="float" office:value="0.441599274804" calcext:value-type="float">
            <text:p>0.4415992748</text:p>
          </table:table-cell>
          <table:table-cell office:value-type="float" office:value="0.445268392168" calcext:value-type="float">
            <text:p>0.4452683922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732623807286" calcext:value-type="float">
            <text:p>0.7326238073</text:p>
          </table:table-cell>
          <table:table-cell office:value-type="float" office:value="0.741390461701" calcext:value-type="float">
            <text:p>0.7413904617</text:p>
          </table:table-cell>
          <table:table-cell office:value-type="float" office:value="0.441967437881" calcext:value-type="float">
            <text:p>0.4419674379</text:p>
          </table:table-cell>
          <table:table-cell office:value-type="float" office:value="0.444851683924" calcext:value-type="float">
            <text:p>0.4448516839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728080977351" calcext:value-type="float">
            <text:p>0.7280809774</text:p>
          </table:table-cell>
          <table:table-cell office:value-type="float" office:value="0.74054704044" calcext:value-type="float">
            <text:p>0.7405470404</text:p>
          </table:table-cell>
          <table:table-cell office:value-type="float" office:value="0.442531170758" calcext:value-type="float">
            <text:p>0.4425311708</text:p>
          </table:table-cell>
          <table:table-cell office:value-type="float" office:value="0.444885835492" calcext:value-type="float">
            <text:p>0.444885835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73311940779" calcext:value-type="float">
            <text:p>0.7331194078</text:p>
          </table:table-cell>
          <table:table-cell office:value-type="float" office:value="0.743628165383" calcext:value-type="float">
            <text:p>0.7436281654</text:p>
          </table:table-cell>
          <table:table-cell office:value-type="float" office:value="0.441270844147" calcext:value-type="float">
            <text:p>0.4412708441</text:p>
          </table:table-cell>
          <table:table-cell office:value-type="float" office:value="0.446561606705" calcext:value-type="float">
            <text:p>0.446561606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729279675752" calcext:value-type="float">
            <text:p>0.7292796758</text:p>
          </table:table-cell>
          <table:table-cell office:value-type="float" office:value="0.742598999526" calcext:value-type="float">
            <text:p>0.7425989995</text:p>
          </table:table-cell>
          <table:table-cell office:value-type="float" office:value="0.442035227783" calcext:value-type="float">
            <text:p>0.4420352278</text:p>
          </table:table-cell>
          <table:table-cell office:value-type="float" office:value="0.445882948889" calcext:value-type="float">
            <text:p>0.445882948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727219102803" calcext:value-type="float">
            <text:p>0.7272191028</text:p>
          </table:table-cell>
          <table:table-cell office:value-type="float" office:value="0.741649557456" calcext:value-type="float">
            <text:p>0.7416495575</text:p>
          </table:table-cell>
          <table:table-cell office:value-type="float" office:value="0.444382129647" calcext:value-type="float">
            <text:p>0.4443821296</text:p>
          </table:table-cell>
          <table:table-cell office:value-type="float" office:value="0.444550243311" calcext:value-type="float">
            <text:p>0.4445502433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730982524893" calcext:value-type="float">
            <text:p>0.7309825249</text:p>
          </table:table-cell>
          <table:table-cell office:value-type="float" office:value="0.742146317705" calcext:value-type="float">
            <text:p>0.7421463177</text:p>
          </table:table-cell>
          <table:table-cell office:value-type="float" office:value="0.4443627788" calcext:value-type="float">
            <text:p>0.4443627788</text:p>
          </table:table-cell>
          <table:table-cell office:value-type="float" office:value="0.445597368776" calcext:value-type="float">
            <text:p>0.44559736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30616882063" calcext:value-type="float">
            <text:p>0.7306168821</text:p>
          </table:table-cell>
          <table:table-cell office:value-type="float" office:value="0.740769517559" calcext:value-type="float">
            <text:p>0.7407695176</text:p>
          </table:table-cell>
          <table:table-cell office:value-type="float" office:value="0.442303316409" calcext:value-type="float">
            <text:p>0.4423033164</text:p>
          </table:table-cell>
          <table:table-cell office:value-type="float" office:value="0.44620514759" calcext:value-type="float">
            <text:p>0.446205147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730774920507" calcext:value-type="float">
            <text:p>0.7307749205</text:p>
          </table:table-cell>
          <table:table-cell office:value-type="float" office:value="0.739977627992" calcext:value-type="float">
            <text:p>0.739977628</text:p>
          </table:table-cell>
          <table:table-cell office:value-type="float" office:value="0.439307978878" calcext:value-type="float">
            <text:p>0.4393079789</text:p>
          </table:table-cell>
          <table:table-cell office:value-type="float" office:value="0.444326759184" calcext:value-type="float">
            <text:p>0.4443267592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732506813013" calcext:value-type="float">
            <text:p>0.732506813</text:p>
          </table:table-cell>
          <table:table-cell office:value-type="float" office:value="0.741411885925" calcext:value-type="float">
            <text:p>0.7414118859</text:p>
          </table:table-cell>
          <table:table-cell office:value-type="float" office:value="0.441527557544" calcext:value-type="float">
            <text:p>0.4415275575</text:p>
          </table:table-cell>
          <table:table-cell office:value-type="float" office:value="0.445421076759" calcext:value-type="float">
            <text:p>0.4454210768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734276283142" calcext:value-type="float">
            <text:p>0.7342762831</text:p>
          </table:table-cell>
          <table:table-cell office:value-type="float" office:value="0.740290313994" calcext:value-type="float">
            <text:p>0.740290314</text:p>
          </table:table-cell>
          <table:table-cell office:value-type="float" office:value="0.441314958923" calcext:value-type="float">
            <text:p>0.4413149589</text:p>
          </table:table-cell>
          <table:table-cell office:value-type="float" office:value="0.444391777111" calcext:value-type="float">
            <text:p>0.4443917771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728098075656" calcext:value-type="float">
            <text:p>0.7280980757</text:p>
          </table:table-cell>
          <table:table-cell office:value-type="float" office:value="0.74062477058" calcext:value-type="float">
            <text:p>0.7406247706</text:p>
          </table:table-cell>
          <table:table-cell office:value-type="float" office:value="0.443134977842" calcext:value-type="float">
            <text:p>0.4431349778</text:p>
          </table:table-cell>
          <table:table-cell office:value-type="float" office:value="0.445184232297" calcext:value-type="float">
            <text:p>0.445184232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730885665313" calcext:value-type="float">
            <text:p>0.7308856653</text:p>
          </table:table-cell>
          <table:table-cell office:value-type="float" office:value="0.74063033542" calcext:value-type="float">
            <text:p>0.7406303354</text:p>
          </table:table-cell>
          <table:table-cell office:value-type="float" office:value="0.443631959823" calcext:value-type="float">
            <text:p>0.4436319598</text:p>
          </table:table-cell>
          <table:table-cell office:value-type="float" office:value="0.445648179146" calcext:value-type="float">
            <text:p>0.4456481791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730369580039" calcext:value-type="float">
            <text:p>0.73036958</text:p>
          </table:table-cell>
          <table:table-cell office:value-type="float" office:value="0.742048444044" calcext:value-type="float">
            <text:p>0.742048444</text:p>
          </table:table-cell>
          <table:table-cell office:value-type="float" office:value="0.441818054483" calcext:value-type="float">
            <text:p>0.4418180545</text:p>
          </table:table-cell>
          <table:table-cell office:value-type="float" office:value="0.445323637388" calcext:value-type="float">
            <text:p>0.4453236374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733868981927" calcext:value-type="float">
            <text:p>0.7338689819</text:p>
          </table:table-cell>
          <table:table-cell office:value-type="float" office:value="0.744248500672" calcext:value-type="float">
            <text:p>0.7442485007</text:p>
          </table:table-cell>
          <table:table-cell office:value-type="float" office:value="0.441326011003" calcext:value-type="float">
            <text:p>0.441326011</text:p>
          </table:table-cell>
          <table:table-cell office:value-type="float" office:value="0.446065018581" calcext:value-type="float">
            <text:p>0.4460650186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731056814558" calcext:value-type="float">
            <text:p>0.7310568146</text:p>
          </table:table-cell>
          <table:table-cell office:value-type="float" office:value="0.742667239376" calcext:value-type="float">
            <text:p>0.7426672394</text:p>
          </table:table-cell>
          <table:table-cell office:value-type="float" office:value="0.440998440632" calcext:value-type="float">
            <text:p>0.4409984406</text:p>
          </table:table-cell>
          <table:table-cell office:value-type="float" office:value="0.445811339021" calcext:value-type="float">
            <text:p>0.445811339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732499483259" calcext:value-type="float">
            <text:p>0.7324994833</text:p>
          </table:table-cell>
          <table:table-cell office:value-type="float" office:value="0.743708835735" calcext:value-type="float">
            <text:p>0.7437088357</text:p>
          </table:table-cell>
          <table:table-cell office:value-type="float" office:value="0.44285345955" calcext:value-type="float">
            <text:p>0.4428534596</text:p>
          </table:table-cell>
          <table:table-cell office:value-type="float" office:value="0.445787751738" calcext:value-type="float">
            <text:p>0.44578775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31381025379" calcext:value-type="float">
            <text:p>0.7313810254</text:p>
          </table:table-cell>
          <table:table-cell office:value-type="float" office:value="0.741742996278" calcext:value-type="float">
            <text:p>0.7417429963</text:p>
          </table:table-cell>
          <table:table-cell office:value-type="float" office:value="0.443190116245" calcext:value-type="float">
            <text:p>0.4431901162</text:p>
          </table:table-cell>
          <table:table-cell office:value-type="float" office:value="0.445592037088" calcext:value-type="float">
            <text:p>0.4455920371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73065191753" calcext:value-type="float">
            <text:p>0.7306519175</text:p>
          </table:table-cell>
          <table:table-cell office:value-type="float" office:value="0.743249154066" calcext:value-type="float">
            <text:p>0.7432491541</text:p>
          </table:table-cell>
          <table:table-cell office:value-type="float" office:value="0.44244069327" calcext:value-type="float">
            <text:p>0.4424406933</text:p>
          </table:table-cell>
          <table:table-cell office:value-type="float" office:value="0.44616446877" calcext:value-type="float">
            <text:p>0.446164468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733080802071" calcext:value-type="float">
            <text:p>0.7330808021</text:p>
          </table:table-cell>
          <table:table-cell office:value-type="float" office:value="0.739697867813" calcext:value-type="float">
            <text:p>0.7396978678</text:p>
          </table:table-cell>
          <table:table-cell office:value-type="float" office:value="0.440422021478" calcext:value-type="float">
            <text:p>0.4404220215</text:p>
          </table:table-cell>
          <table:table-cell office:value-type="float" office:value="0.445351498105" calcext:value-type="float">
            <text:p>0.4453514981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729152144415" calcext:value-type="float">
            <text:p>0.7291521444</text:p>
          </table:table-cell>
          <table:table-cell office:value-type="float" office:value="0.739604684423" calcext:value-type="float">
            <text:p>0.7396046844</text:p>
          </table:table-cell>
          <table:table-cell office:value-type="float" office:value="0.439980597824" calcext:value-type="float">
            <text:p>0.4399805978</text:p>
          </table:table-cell>
          <table:table-cell office:value-type="float" office:value="0.445377347854" calcext:value-type="float">
            <text:p>0.4453773479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728629406597" calcext:value-type="float">
            <text:p>0.7286294066</text:p>
          </table:table-cell>
          <table:table-cell office:value-type="float" office:value="0.739282893689" calcext:value-type="float">
            <text:p>0.7392828937</text:p>
          </table:table-cell>
          <table:table-cell office:value-type="float" office:value="0.443936107779" calcext:value-type="float">
            <text:p>0.4439361078</text:p>
          </table:table-cell>
          <table:table-cell office:value-type="float" office:value="0.445012796354" calcext:value-type="float">
            <text:p>0.4450127964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731119917193" calcext:value-type="float">
            <text:p>0.7311199172</text:p>
          </table:table-cell>
          <table:table-cell office:value-type="float" office:value="0.740130706324" calcext:value-type="float">
            <text:p>0.7401307063</text:p>
          </table:table-cell>
          <table:table-cell office:value-type="float" office:value="0.44190652333" calcext:value-type="float">
            <text:p>0.4419065233</text:p>
          </table:table-cell>
          <table:table-cell office:value-type="float" office:value="0.445391239673" calcext:value-type="float">
            <text:p>0.445391239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729834966466" calcext:value-type="float">
            <text:p>0.7298349665</text:p>
          </table:table-cell>
          <table:table-cell office:value-type="float" office:value="0.740663439475" calcext:value-type="float">
            <text:p>0.7406634395</text:p>
          </table:table-cell>
          <table:table-cell office:value-type="float" office:value="0.441826624442" calcext:value-type="float">
            <text:p>0.4418266244</text:p>
          </table:table-cell>
          <table:table-cell office:value-type="float" office:value="0.445682287834" calcext:value-type="float">
            <text:p>0.4456822878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732224962976" calcext:value-type="float">
            <text:p>0.732224963</text:p>
          </table:table-cell>
          <table:table-cell office:value-type="float" office:value="0.741838337182" calcext:value-type="float">
            <text:p>0.7418383372</text:p>
          </table:table-cell>
          <table:table-cell office:value-type="float" office:value="0.442455621993" calcext:value-type="float">
            <text:p>0.442455622</text:p>
          </table:table-cell>
          <table:table-cell office:value-type="float" office:value="0.446557804578" calcext:value-type="float">
            <text:p>0.4465578046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732590834765" calcext:value-type="float">
            <text:p>0.7325908348</text:p>
          </table:table-cell>
          <table:table-cell office:value-type="float" office:value="0.743317650885" calcext:value-type="float">
            <text:p>0.7433176509</text:p>
          </table:table-cell>
          <table:table-cell office:value-type="float" office:value="0.44080487868" calcext:value-type="float">
            <text:p>0.4408048787</text:p>
          </table:table-cell>
          <table:table-cell office:value-type="float" office:value="0.446450907074" calcext:value-type="float">
            <text:p>0.4464509071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731161839495" calcext:value-type="float">
            <text:p>0.7311618395</text:p>
          </table:table-cell>
          <table:table-cell office:value-type="float" office:value="0.741334962167" calcext:value-type="float">
            <text:p>0.7413349622</text:p>
          </table:table-cell>
          <table:table-cell office:value-type="float" office:value="0.44460601896" calcext:value-type="float">
            <text:p>0.444606019</text:p>
          </table:table-cell>
          <table:table-cell office:value-type="float" office:value="0.445268721619" calcext:value-type="float">
            <text:p>0.44526872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30524024993" calcext:value-type="float">
            <text:p>0.730524025</text:p>
          </table:table-cell>
          <table:table-cell office:value-type="float" office:value="0.743230909294" calcext:value-type="float">
            <text:p>0.7432309093</text:p>
          </table:table-cell>
          <table:table-cell office:value-type="float" office:value="0.443795672458" calcext:value-type="float">
            <text:p>0.4437956725</text:p>
          </table:table-cell>
          <table:table-cell office:value-type="float" office:value="0.446772070325" calcext:value-type="float">
            <text:p>0.4467720703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73323328587" calcext:value-type="float">
            <text:p>0.7332332859</text:p>
          </table:table-cell>
          <table:table-cell office:value-type="float" office:value="0.741325215556" calcext:value-type="float">
            <text:p>0.7413252156</text:p>
          </table:table-cell>
          <table:table-cell office:value-type="float" office:value="0.440906803452" calcext:value-type="float">
            <text:p>0.4409068035</text:p>
          </table:table-cell>
          <table:table-cell office:value-type="float" office:value="0.445444207108" calcext:value-type="float">
            <text:p>0.4454442071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730004539996" calcext:value-type="float">
            <text:p>0.73000454</text:p>
          </table:table-cell>
          <table:table-cell office:value-type="float" office:value="0.741210636494" calcext:value-type="float">
            <text:p>0.7412106365</text:p>
          </table:table-cell>
          <table:table-cell office:value-type="float" office:value="0.440801217646" calcext:value-type="float">
            <text:p>0.4408012176</text:p>
          </table:table-cell>
          <table:table-cell office:value-type="float" office:value="0.444786478938" calcext:value-type="float">
            <text:p>0.4447864789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732158626136" calcext:value-type="float">
            <text:p>0.7321586261</text:p>
          </table:table-cell>
          <table:table-cell office:value-type="float" office:value="0.743867087506" calcext:value-type="float">
            <text:p>0.7438670875</text:p>
          </table:table-cell>
          <table:table-cell office:value-type="float" office:value="0.442101018079" calcext:value-type="float">
            <text:p>0.4421010181</text:p>
          </table:table-cell>
          <table:table-cell office:value-type="float" office:value="0.446977098218" calcext:value-type="float">
            <text:p>0.4469770982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731121959991" calcext:value-type="float">
            <text:p>0.73112196</text:p>
          </table:table-cell>
          <table:table-cell office:value-type="float" office:value="0.739938175203" calcext:value-type="float">
            <text:p>0.7399381752</text:p>
          </table:table-cell>
          <table:table-cell office:value-type="float" office:value="0.441106578329" calcext:value-type="float">
            <text:p>0.4411065783</text:p>
          </table:table-cell>
          <table:table-cell office:value-type="float" office:value="0.444762843233" calcext:value-type="float">
            <text:p>0.4447628432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730377186227" calcext:value-type="float">
            <text:p>0.7303771862</text:p>
          </table:table-cell>
          <table:table-cell office:value-type="float" office:value="0.743828725576" calcext:value-type="float">
            <text:p>0.7438287256</text:p>
          </table:table-cell>
          <table:table-cell office:value-type="float" office:value="0.445365473327" calcext:value-type="float">
            <text:p>0.4453654733</text:p>
          </table:table-cell>
          <table:table-cell office:value-type="float" office:value="0.447031525591" calcext:value-type="float">
            <text:p>0.4470315256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730191296145" calcext:value-type="float">
            <text:p>0.7301912961</text:p>
          </table:table-cell>
          <table:table-cell office:value-type="float" office:value="0.74058880715" calcext:value-type="float">
            <text:p>0.7405888072</text:p>
          </table:table-cell>
          <table:table-cell office:value-type="float" office:value="0.442080481828" calcext:value-type="float">
            <text:p>0.4420804818</text:p>
          </table:table-cell>
          <table:table-cell office:value-type="float" office:value="0.445421492645" calcext:value-type="float">
            <text:p>0.4454214926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728719458549" calcext:value-type="float">
            <text:p>0.7287194585</text:p>
          </table:table-cell>
          <table:table-cell office:value-type="float" office:value="0.740016046032" calcext:value-type="float">
            <text:p>0.740016046</text:p>
          </table:table-cell>
          <table:table-cell office:value-type="float" office:value="0.43920984157" calcext:value-type="float">
            <text:p>0.4392098416</text:p>
          </table:table-cell>
          <table:table-cell office:value-type="float" office:value="0.445426787006" calcext:value-type="float">
            <text:p>0.445426787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734214695577" calcext:value-type="float">
            <text:p>0.7342146956</text:p>
          </table:table-cell>
          <table:table-cell office:value-type="float" office:value="0.742343073257" calcext:value-type="float">
            <text:p>0.7423430733</text:p>
          </table:table-cell>
          <table:table-cell office:value-type="float" office:value="0.440994840803" calcext:value-type="float">
            <text:p>0.4409948408</text:p>
          </table:table-cell>
          <table:table-cell office:value-type="float" office:value="0.445767270752" calcext:value-type="float">
            <text:p>0.4457672708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731117869339" calcext:value-type="float">
            <text:p>0.7311178693</text:p>
          </table:table-cell>
          <table:table-cell office:value-type="float" office:value="0.738561441337" calcext:value-type="float">
            <text:p>0.7385614413</text:p>
          </table:table-cell>
          <table:table-cell office:value-type="float" office:value="0.440838222964" calcext:value-type="float">
            <text:p>0.440838223</text:p>
          </table:table-cell>
          <table:table-cell office:value-type="float" office:value="0.443611529795" calcext:value-type="float">
            <text:p>0.44361152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30494235918" calcext:value-type="float">
            <text:p>0.7304942359</text:p>
          </table:table-cell>
          <table:table-cell office:value-type="float" office:value="0.74163783633" calcext:value-type="float">
            <text:p>0.7416378363</text:p>
          </table:table-cell>
          <table:table-cell office:value-type="float" office:value="0.441530741938" calcext:value-type="float">
            <text:p>0.4415307419</text:p>
          </table:table-cell>
          <table:table-cell office:value-type="float" office:value="0.445792507898" calcext:value-type="float">
            <text:p>0.4457925079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728847952999" calcext:value-type="float">
            <text:p>0.728847953</text:p>
          </table:table-cell>
          <table:table-cell office:value-type="float" office:value="0.740746308437" calcext:value-type="float">
            <text:p>0.7407463084</text:p>
          </table:table-cell>
          <table:table-cell office:value-type="float" office:value="0.443653930569" calcext:value-type="float">
            <text:p>0.4436539306</text:p>
          </table:table-cell>
          <table:table-cell office:value-type="float" office:value="0.444455695231" calcext:value-type="float">
            <text:p>0.4444556952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730656193832" calcext:value-type="float">
            <text:p>0.7306561938</text:p>
          </table:table-cell>
          <table:table-cell office:value-type="float" office:value="0.74266529848" calcext:value-type="float">
            <text:p>0.7426652985</text:p>
          </table:table-cell>
          <table:table-cell office:value-type="float" office:value="0.440271977027" calcext:value-type="float">
            <text:p>0.440271977</text:p>
          </table:table-cell>
          <table:table-cell office:value-type="float" office:value="0.446695611687" calcext:value-type="float">
            <text:p>0.446695611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728074623314" calcext:value-type="float">
            <text:p>0.7280746233</text:p>
          </table:table-cell>
          <table:table-cell office:value-type="float" office:value="0.740569725746" calcext:value-type="float">
            <text:p>0.7405697257</text:p>
          </table:table-cell>
          <table:table-cell office:value-type="float" office:value="0.438744395287" calcext:value-type="float">
            <text:p>0.4387443953</text:p>
          </table:table-cell>
          <table:table-cell office:value-type="float" office:value="0.445609558981" calcext:value-type="float">
            <text:p>0.445609559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727097795566" calcext:value-type="float">
            <text:p>0.7270977956</text:p>
          </table:table-cell>
          <table:table-cell office:value-type="float" office:value="0.74211199915" calcext:value-type="float">
            <text:p>0.7421119992</text:p>
          </table:table-cell>
          <table:table-cell office:value-type="float" office:value="0.444931332297" calcext:value-type="float">
            <text:p>0.4449313323</text:p>
          </table:table-cell>
          <table:table-cell office:value-type="float" office:value="0.445993184492" calcext:value-type="float">
            <text:p>0.445993184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732090333109" calcext:value-type="float">
            <text:p>0.7320903331</text:p>
          </table:table-cell>
          <table:table-cell office:value-type="float" office:value="0.742623364359" calcext:value-type="float">
            <text:p>0.7426233644</text:p>
          </table:table-cell>
          <table:table-cell office:value-type="float" office:value="0.441137526201" calcext:value-type="float">
            <text:p>0.4411375262</text:p>
          </table:table-cell>
          <table:table-cell office:value-type="float" office:value="0.446984546488" calcext:value-type="float">
            <text:p>0.446984546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730943482531" calcext:value-type="float">
            <text:p>0.7309434825</text:p>
          </table:table-cell>
          <table:table-cell office:value-type="float" office:value="0.742227664542" calcext:value-type="float">
            <text:p>0.7422276645</text:p>
          </table:table-cell>
          <table:table-cell office:value-type="float" office:value="0.443299644867" calcext:value-type="float">
            <text:p>0.4432996449</text:p>
          </table:table-cell>
          <table:table-cell office:value-type="float" office:value="0.445423802252" calcext:value-type="float">
            <text:p>0.445423802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731664268263" calcext:value-type="float">
            <text:p>0.7316642683</text:p>
          </table:table-cell>
          <table:table-cell office:value-type="float" office:value="0.742418227187" calcext:value-type="float">
            <text:p>0.7424182272</text:p>
          </table:table-cell>
          <table:table-cell office:value-type="float" office:value="0.442686190425" calcext:value-type="float">
            <text:p>0.4426861904</text:p>
          </table:table-cell>
          <table:table-cell office:value-type="float" office:value="0.445146387366" calcext:value-type="float">
            <text:p>0.4451463874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730881794116" calcext:value-type="float">
            <text:p>0.7308817941</text:p>
          </table:table-cell>
          <table:table-cell office:value-type="float" office:value="0.742215319081" calcext:value-type="float">
            <text:p>0.7422153191</text:p>
          </table:table-cell>
          <table:table-cell office:value-type="float" office:value="0.438777695351" calcext:value-type="float">
            <text:p>0.4387776954</text:p>
          </table:table-cell>
          <table:table-cell office:value-type="float" office:value="0.445743480201" calcext:value-type="float">
            <text:p>0.4457434802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733663448853" calcext:value-type="float">
            <text:p>0.7336634489</text:p>
          </table:table-cell>
          <table:table-cell office:value-type="float" office:value="0.743282175322" calcext:value-type="float">
            <text:p>0.7432821753</text:p>
          </table:table-cell>
          <table:table-cell office:value-type="float" office:value="0.440000010378" calcext:value-type="float">
            <text:p>0.4400000104</text:p>
          </table:table-cell>
          <table:table-cell office:value-type="float" office:value="0.446497544237" calcext:value-type="float">
            <text:p>0.44649754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0T23:38:07.068784495</dc:date>
    <meta:editing-duration>PT8M53S</meta:editing-duration>
    <meta:editing-cycles>1</meta:editing-cycles>
    <meta:document-statistic meta:table-count="1" meta:cell-count="50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95cm" svg:height="18.302cm" xlink:href=".." xlink:type="simple" chart:class="chart:scatter" chart:style-name="ch1">
        <chart:title svg:x="11.434cm" svg:y="0.502cm" chart:style-name="ch2">
          <text:p>Throughput by Load</text:p>
        </chart:title>
        <chart:legend chart:legend-position="end" svg:x="23.225cm" svg:y="8.105cm" style:legend-expansion="high" chart:style-name="ch3"/>
        <chart:plot-area chart:style-name="ch4" table:cell-range-address="dcfExpo.A1:dcfExpo.E101" chart:data-source-has-labels="row" svg:x="0.539cm" svg:y="1.647cm" svg:width="22.147cm" svg:height="16.289cm">
          <chartooo:coordinate-region svg:x="1.266cm" svg:y="1.846cm" svg:width="21.233cm" svg:height="15.44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cfExpo.B2:dcfExpo.B101" chart:label-cell-address="dcfExpo.B1:dcfExpo.B1" chart:class="chart:scatter">
            <chart:domain table:cell-range-address="dcfExpo.A2:dcfExpo.A101"/>
            <chart:data-point chart:repeated="100"/>
          </chart:series>
          <chart:series chart:style-name="ch8" chart:values-cell-range-address="dcfExpo.C2:dcfExpo.C101" chart:label-cell-address="dcfExpo.C1:dcfExpo.C1" chart:class="chart:scatter">
            <chart:data-point chart:repeated="100"/>
          </chart:series>
          <chart:series chart:style-name="ch9" chart:values-cell-range-address="dcfExpo.D2:dcfExpo.D101" chart:label-cell-address="dcfExpo.D1:dcfExpo.D1" chart:class="chart:scatter">
            <chart:data-point chart:repeated="100"/>
          </chart:series>
          <chart:series chart:style-name="ch10" chart:values-cell-range-address="dcfExpo.E2:dcfExpo.E101" chart:label-cell-address="dcfExpo.E1:dcfExpo.E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cf_expo</text:p>
                <draw:g>
                  <svg:desc>dcfExpo.B1:dcfExpo.B1</svg:desc>
                </draw:g>
              </table:table-cell>
              <table:table-cell office:value-type="string">
                <text:p>dcf_uniform</text:p>
                <draw:g>
                  <svg:desc>dcfExpo.C1:dcfExpo.C1</svg:desc>
                </draw:g>
              </table:table-cell>
              <table:table-cell office:value-type="string">
                <text:p>rts_cts_expo</text:p>
                <draw:g>
                  <svg:desc>dcfExpo.D1:dcfExpo.D1</svg:desc>
                </draw:g>
              </table:table-cell>
              <table:table-cell office:value-type="string">
                <text:p>rts_cts_uniform</text:p>
                <draw:g>
                  <svg:desc>dcfExpo.E1:dcfExpo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dcfExpo.A2:dcfExpo.A101</svg:desc>
                </draw:g>
              </table:table-cell>
              <table:table-cell office:value-type="float" office:value="0.10213651614">
                <text:p>0.10213651614</text:p>
                <draw:g>
                  <svg:desc>dcfExpo.B2:dcfExpo.B101</svg:desc>
                </draw:g>
              </table:table-cell>
              <table:table-cell office:value-type="float" office:value="0.103325499732">
                <text:p>0.103325499732</text:p>
                <draw:g>
                  <svg:desc>dcfExpo.C2:dcfExpo.C101</svg:desc>
                </draw:g>
              </table:table-cell>
              <table:table-cell office:value-type="float" office:value="0.102466555406">
                <text:p>0.102466555406</text:p>
                <draw:g>
                  <svg:desc>dcfExpo.D2:dcfExpo.D101</svg:desc>
                </draw:g>
              </table:table-cell>
              <table:table-cell office:value-type="float" office:value="0.10332536115">
                <text:p>0.10332536115</text:p>
                <draw:g>
                  <svg:desc>dcfExpo.E2:dcfExpo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205498661936">
                <text:p>0.205498661936</text:p>
              </table:table-cell>
              <table:table-cell office:value-type="float" office:value="0.208403974689">
                <text:p>0.208403974689</text:p>
              </table:table-cell>
              <table:table-cell office:value-type="float" office:value="0.205436412767">
                <text:p>0.205436412767</text:p>
              </table:table-cell>
              <table:table-cell office:value-type="float" office:value="0.20840363794">
                <text:p>0.208403637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311899654063">
                <text:p>0.311899654063</text:p>
              </table:table-cell>
              <table:table-cell office:value-type="float" office:value="0.31452713118">
                <text:p>0.31452713118</text:p>
              </table:table-cell>
              <table:table-cell office:value-type="float" office:value="0.311609797504">
                <text:p>0.311609797504</text:p>
              </table:table-cell>
              <table:table-cell office:value-type="float" office:value="0.314526881341">
                <text:p>0.3145268813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418721618284">
                <text:p>0.418721618284</text:p>
              </table:table-cell>
              <table:table-cell office:value-type="float" office:value="0.422781113632">
                <text:p>0.422781113632</text:p>
              </table:table-cell>
              <table:table-cell office:value-type="float" office:value="0.421607222585">
                <text:p>0.421607222585</text:p>
              </table:table-cell>
              <table:table-cell office:value-type="float" office:value="0.42277956902">
                <text:p>0.422779569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529819825816">
                <text:p>0.529819825816</text:p>
              </table:table-cell>
              <table:table-cell office:value-type="float" office:value="0.527210648588">
                <text:p>0.527210648588</text:p>
              </table:table-cell>
              <table:table-cell office:value-type="float" office:value="0.442001911984">
                <text:p>0.442001911984</text:p>
              </table:table-cell>
              <table:table-cell office:value-type="float" office:value="0.44277758898">
                <text:p>0.442777588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642792865426">
                <text:p>0.642792865426</text:p>
              </table:table-cell>
              <table:table-cell office:value-type="float" office:value="0.646416395076">
                <text:p>0.646416395076</text:p>
              </table:table-cell>
              <table:table-cell office:value-type="float" office:value="0.442136515475">
                <text:p>0.442136515475</text:p>
              </table:table-cell>
              <table:table-cell office:value-type="float" office:value="0.445407490017">
                <text:p>0.445407490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731678783798">
                <text:p>0.731678783798</text:p>
              </table:table-cell>
              <table:table-cell office:value-type="float" office:value="0.73884726866">
                <text:p>0.73884726866</text:p>
              </table:table-cell>
              <table:table-cell office:value-type="float" office:value="0.440956675515">
                <text:p>0.440956675515</text:p>
              </table:table-cell>
              <table:table-cell office:value-type="float" office:value="0.445169620038">
                <text:p>0.4451696200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730108377016">
                <text:p>0.730108377016</text:p>
              </table:table-cell>
              <table:table-cell office:value-type="float" office:value="0.741858729371">
                <text:p>0.741858729371</text:p>
              </table:table-cell>
              <table:table-cell office:value-type="float" office:value="0.440299037175">
                <text:p>0.440299037175</text:p>
              </table:table-cell>
              <table:table-cell office:value-type="float" office:value="0.445372872294">
                <text:p>0.4453728722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731462606155">
                <text:p>0.731462606155</text:p>
              </table:table-cell>
              <table:table-cell office:value-type="float" office:value="0.741877389761">
                <text:p>0.741877389761</text:p>
              </table:table-cell>
              <table:table-cell office:value-type="float" office:value="0.440542788851">
                <text:p>0.440542788851</text:p>
              </table:table-cell>
              <table:table-cell office:value-type="float" office:value="0.445395343429">
                <text:p>0.445395343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32190459094">
                <text:p>0.732190459094</text:p>
              </table:table-cell>
              <table:table-cell office:value-type="float" office:value="0.741011186677">
                <text:p>0.741011186677</text:p>
              </table:table-cell>
              <table:table-cell office:value-type="float" office:value="0.441834496469">
                <text:p>0.441834496469</text:p>
              </table:table-cell>
              <table:table-cell office:value-type="float" office:value="0.445723462256">
                <text:p>0.4457234622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731917466426">
                <text:p>0.731917466426</text:p>
              </table:table-cell>
              <table:table-cell office:value-type="float" office:value="0.743100708852">
                <text:p>0.743100708852</text:p>
              </table:table-cell>
              <table:table-cell office:value-type="float" office:value="0.441921560245">
                <text:p>0.441921560245</text:p>
              </table:table-cell>
              <table:table-cell office:value-type="float" office:value="0.447074186401">
                <text:p>0.4470741864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729731171792">
                <text:p>0.729731171792</text:p>
              </table:table-cell>
              <table:table-cell office:value-type="float" office:value="0.741495680141">
                <text:p>0.741495680141</text:p>
              </table:table-cell>
              <table:table-cell office:value-type="float" office:value="0.438459408467">
                <text:p>0.438459408467</text:p>
              </table:table-cell>
              <table:table-cell office:value-type="float" office:value="0.444911844503">
                <text:p>0.4449118445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730237006121">
                <text:p>0.730237006121</text:p>
              </table:table-cell>
              <table:table-cell office:value-type="float" office:value="0.742481117475">
                <text:p>0.742481117475</text:p>
              </table:table-cell>
              <table:table-cell office:value-type="float" office:value="0.439490363129">
                <text:p>0.439490363129</text:p>
              </table:table-cell>
              <table:table-cell office:value-type="float" office:value="0.445855851466">
                <text:p>0.4458558514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732496044921">
                <text:p>0.732496044921</text:p>
              </table:table-cell>
              <table:table-cell office:value-type="float" office:value="0.740689008817">
                <text:p>0.740689008817</text:p>
              </table:table-cell>
              <table:table-cell office:value-type="float" office:value="0.443634193042">
                <text:p>0.443634193042</text:p>
              </table:table-cell>
              <table:table-cell office:value-type="float" office:value="0.445876243025">
                <text:p>0.445876243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730837625375">
                <text:p>0.730837625375</text:p>
              </table:table-cell>
              <table:table-cell office:value-type="float" office:value="0.741199445319">
                <text:p>0.741199445319</text:p>
              </table:table-cell>
              <table:table-cell office:value-type="float" office:value="0.441728566658">
                <text:p>0.441728566658</text:p>
              </table:table-cell>
              <table:table-cell office:value-type="float" office:value="0.44504134355">
                <text:p>0.445041343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731401056251">
                <text:p>0.731401056251</text:p>
              </table:table-cell>
              <table:table-cell office:value-type="float" office:value="0.74080782644">
                <text:p>0.74080782644</text:p>
              </table:table-cell>
              <table:table-cell office:value-type="float" office:value="0.441683884703">
                <text:p>0.441683884703</text:p>
              </table:table-cell>
              <table:table-cell office:value-type="float" office:value="0.446558583794">
                <text:p>0.4465585837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732980682715">
                <text:p>0.732980682715</text:p>
              </table:table-cell>
              <table:table-cell office:value-type="float" office:value="0.741294284194">
                <text:p>0.741294284194</text:p>
              </table:table-cell>
              <table:table-cell office:value-type="float" office:value="0.441922781611">
                <text:p>0.441922781611</text:p>
              </table:table-cell>
              <table:table-cell office:value-type="float" office:value="0.444460754626">
                <text:p>0.4444607546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729193544962">
                <text:p>0.729193544962</text:p>
              </table:table-cell>
              <table:table-cell office:value-type="float" office:value="0.741752431869">
                <text:p>0.741752431869</text:p>
              </table:table-cell>
              <table:table-cell office:value-type="float" office:value="0.440675497917">
                <text:p>0.440675497917</text:p>
              </table:table-cell>
              <table:table-cell office:value-type="float" office:value="0.445195762165">
                <text:p>0.4451957621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729568581464">
                <text:p>0.729568581464</text:p>
              </table:table-cell>
              <table:table-cell office:value-type="float" office:value="0.741714703635">
                <text:p>0.741714703635</text:p>
              </table:table-cell>
              <table:table-cell office:value-type="float" office:value="0.442487395482">
                <text:p>0.442487395482</text:p>
              </table:table-cell>
              <table:table-cell office:value-type="float" office:value="0.445585250975">
                <text:p>0.4455852509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731869194571">
                <text:p>0.731869194571</text:p>
              </table:table-cell>
              <table:table-cell office:value-type="float" office:value="0.739511675187">
                <text:p>0.739511675187</text:p>
              </table:table-cell>
              <table:table-cell office:value-type="float" office:value="0.441700808164">
                <text:p>0.441700808164</text:p>
              </table:table-cell>
              <table:table-cell office:value-type="float" office:value="0.444679889197">
                <text:p>0.4446798891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730562790525">
                <text:p>0.730562790525</text:p>
              </table:table-cell>
              <table:table-cell office:value-type="float" office:value="0.742383734563">
                <text:p>0.742383734563</text:p>
              </table:table-cell>
              <table:table-cell office:value-type="float" office:value="0.440554223459">
                <text:p>0.440554223459</text:p>
              </table:table-cell>
              <table:table-cell office:value-type="float" office:value="0.445465109825">
                <text:p>0.4454651098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731112955114">
                <text:p>0.731112955114</text:p>
              </table:table-cell>
              <table:table-cell office:value-type="float" office:value="0.742072527633">
                <text:p>0.742072527633</text:p>
              </table:table-cell>
              <table:table-cell office:value-type="float" office:value="0.441188470559">
                <text:p>0.441188470559</text:p>
              </table:table-cell>
              <table:table-cell office:value-type="float" office:value="0.444945458399">
                <text:p>0.4449454583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7602394992">
                <text:p>0.727602394992</text:p>
              </table:table-cell>
              <table:table-cell office:value-type="float" office:value="0.742903990978">
                <text:p>0.742903990978</text:p>
              </table:table-cell>
              <table:table-cell office:value-type="float" office:value="0.439823581469">
                <text:p>0.439823581469</text:p>
              </table:table-cell>
              <table:table-cell office:value-type="float" office:value="0.446061666713">
                <text:p>0.4460616667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730013533118">
                <text:p>0.730013533118</text:p>
              </table:table-cell>
              <table:table-cell office:value-type="float" office:value="0.740906028493">
                <text:p>0.740906028493</text:p>
              </table:table-cell>
              <table:table-cell office:value-type="float" office:value="0.441878980581">
                <text:p>0.441878980581</text:p>
              </table:table-cell>
              <table:table-cell office:value-type="float" office:value="0.445005581265">
                <text:p>0.4450055812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729259882621">
                <text:p>0.729259882621</text:p>
              </table:table-cell>
              <table:table-cell office:value-type="float" office:value="0.741544761714">
                <text:p>0.741544761714</text:p>
              </table:table-cell>
              <table:table-cell office:value-type="float" office:value="0.441639466815">
                <text:p>0.441639466815</text:p>
              </table:table-cell>
              <table:table-cell office:value-type="float" office:value="0.446355078701">
                <text:p>0.4463550787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730454048275">
                <text:p>0.730454048275</text:p>
              </table:table-cell>
              <table:table-cell office:value-type="float" office:value="0.740755765367">
                <text:p>0.740755765367</text:p>
              </table:table-cell>
              <table:table-cell office:value-type="float" office:value="0.442018666506">
                <text:p>0.442018666506</text:p>
              </table:table-cell>
              <table:table-cell office:value-type="float" office:value="0.446376536755">
                <text:p>0.4463765367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733171018218">
                <text:p>0.733171018218</text:p>
              </table:table-cell>
              <table:table-cell office:value-type="float" office:value="0.740996336227">
                <text:p>0.740996336227</text:p>
              </table:table-cell>
              <table:table-cell office:value-type="float" office:value="0.442500757667">
                <text:p>0.442500757667</text:p>
              </table:table-cell>
              <table:table-cell office:value-type="float" office:value="0.445325891659">
                <text:p>0.4453258916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729300633851">
                <text:p>0.729300633851</text:p>
              </table:table-cell>
              <table:table-cell office:value-type="float" office:value="0.743190168467">
                <text:p>0.743190168467</text:p>
              </table:table-cell>
              <table:table-cell office:value-type="float" office:value="0.441368677628">
                <text:p>0.441368677628</text:p>
              </table:table-cell>
              <table:table-cell office:value-type="float" office:value="0.446827033635">
                <text:p>0.4468270336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732199108248">
                <text:p>0.732199108248</text:p>
              </table:table-cell>
              <table:table-cell office:value-type="float" office:value="0.74227521012">
                <text:p>0.74227521012</text:p>
              </table:table-cell>
              <table:table-cell office:value-type="float" office:value="0.441559760398">
                <text:p>0.441559760398</text:p>
              </table:table-cell>
              <table:table-cell office:value-type="float" office:value="0.445863103392">
                <text:p>0.4458631033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732668608739">
                <text:p>0.732668608739</text:p>
              </table:table-cell>
              <table:table-cell office:value-type="float" office:value="0.741450926095">
                <text:p>0.741450926095</text:p>
              </table:table-cell>
              <table:table-cell office:value-type="float" office:value="0.442291425621">
                <text:p>0.442291425621</text:p>
              </table:table-cell>
              <table:table-cell office:value-type="float" office:value="0.445846405586">
                <text:p>0.4458464055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730874453531">
                <text:p>0.730874453531</text:p>
              </table:table-cell>
              <table:table-cell office:value-type="float" office:value="0.742353970415">
                <text:p>0.742353970415</text:p>
              </table:table-cell>
              <table:table-cell office:value-type="float" office:value="0.44100699188">
                <text:p>0.44100699188</text:p>
              </table:table-cell>
              <table:table-cell office:value-type="float" office:value="0.445160271009">
                <text:p>0.4451602710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729429861265">
                <text:p>0.729429861265</text:p>
              </table:table-cell>
              <table:table-cell office:value-type="float" office:value="0.74180890689">
                <text:p>0.74180890689</text:p>
              </table:table-cell>
              <table:table-cell office:value-type="float" office:value="0.442754828109">
                <text:p>0.442754828109</text:p>
              </table:table-cell>
              <table:table-cell office:value-type="float" office:value="0.44577602834">
                <text:p>0.445776028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.729043443492">
                <text:p>0.729043443492</text:p>
              </table:table-cell>
              <table:table-cell office:value-type="float" office:value="0.744720310012">
                <text:p>0.744720310012</text:p>
              </table:table-cell>
              <table:table-cell office:value-type="float" office:value="0.442951542213">
                <text:p>0.442951542213</text:p>
              </table:table-cell>
              <table:table-cell office:value-type="float" office:value="0.446814550654">
                <text:p>0.4468145506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731769475677">
                <text:p>0.731769475677</text:p>
              </table:table-cell>
              <table:table-cell office:value-type="float" office:value="0.740333902076">
                <text:p>0.740333902076</text:p>
              </table:table-cell>
              <table:table-cell office:value-type="float" office:value="0.439656727599">
                <text:p>0.439656727599</text:p>
              </table:table-cell>
              <table:table-cell office:value-type="float" office:value="0.444935805208">
                <text:p>0.4449358052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735618483425">
                <text:p>0.735618483425</text:p>
              </table:table-cell>
              <table:table-cell office:value-type="float" office:value="0.741133096261">
                <text:p>0.741133096261</text:p>
              </table:table-cell>
              <table:table-cell office:value-type="float" office:value="0.441363165632">
                <text:p>0.441363165632</text:p>
              </table:table-cell>
              <table:table-cell office:value-type="float" office:value="0.445442367874">
                <text:p>0.4454423678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.733256632035">
                <text:p>0.733256632035</text:p>
              </table:table-cell>
              <table:table-cell office:value-type="float" office:value="0.742249197051">
                <text:p>0.742249197051</text:p>
              </table:table-cell>
              <table:table-cell office:value-type="float" office:value="0.442382120615">
                <text:p>0.442382120615</text:p>
              </table:table-cell>
              <table:table-cell office:value-type="float" office:value="0.445750142706">
                <text:p>0.4457501427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.733418086339">
                <text:p>0.733418086339</text:p>
              </table:table-cell>
              <table:table-cell office:value-type="float" office:value="0.743953522657">
                <text:p>0.743953522657</text:p>
              </table:table-cell>
              <table:table-cell office:value-type="float" office:value="0.44172096801">
                <text:p>0.44172096801</text:p>
              </table:table-cell>
              <table:table-cell office:value-type="float" office:value="0.447232571489">
                <text:p>0.4472325714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.733130637617">
                <text:p>0.733130637617</text:p>
              </table:table-cell>
              <table:table-cell office:value-type="float" office:value="0.742079892361">
                <text:p>0.742079892361</text:p>
              </table:table-cell>
              <table:table-cell office:value-type="float" office:value="0.440904570078">
                <text:p>0.440904570078</text:p>
              </table:table-cell>
              <table:table-cell office:value-type="float" office:value="0.446153121455">
                <text:p>0.4461531214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.732209162115">
                <text:p>0.732209162115</text:p>
              </table:table-cell>
              <table:table-cell office:value-type="float" office:value="0.740730317689">
                <text:p>0.740730317689</text:p>
              </table:table-cell>
              <table:table-cell office:value-type="float" office:value="0.441635121783">
                <text:p>0.441635121783</text:p>
              </table:table-cell>
              <table:table-cell office:value-type="float" office:value="0.445465393341">
                <text:p>0.4454653933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.731105138896">
                <text:p>0.731105138896</text:p>
              </table:table-cell>
              <table:table-cell office:value-type="float" office:value="0.743139612766">
                <text:p>0.743139612766</text:p>
              </table:table-cell>
              <table:table-cell office:value-type="float" office:value="0.442411897653">
                <text:p>0.442411897653</text:p>
              </table:table-cell>
              <table:table-cell office:value-type="float" office:value="0.446400069403">
                <text:p>0.4464000694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.734018718701">
                <text:p>0.734018718701</text:p>
              </table:table-cell>
              <table:table-cell office:value-type="float" office:value="0.741021805344">
                <text:p>0.741021805344</text:p>
              </table:table-cell>
              <table:table-cell office:value-type="float" office:value="0.440659698149">
                <text:p>0.440659698149</text:p>
              </table:table-cell>
              <table:table-cell office:value-type="float" office:value="0.444009936883">
                <text:p>0.4440099368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.734031006984">
                <text:p>0.734031006984</text:p>
              </table:table-cell>
              <table:table-cell office:value-type="float" office:value="0.742479041529">
                <text:p>0.742479041529</text:p>
              </table:table-cell>
              <table:table-cell office:value-type="float" office:value="0.441135531529">
                <text:p>0.441135531529</text:p>
              </table:table-cell>
              <table:table-cell office:value-type="float" office:value="0.445908094841">
                <text:p>0.4459080948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.731686951143">
                <text:p>0.731686951143</text:p>
              </table:table-cell>
              <table:table-cell office:value-type="float" office:value="0.742706309711">
                <text:p>0.742706309711</text:p>
              </table:table-cell>
              <table:table-cell office:value-type="float" office:value="0.442165185215">
                <text:p>0.442165185215</text:p>
              </table:table-cell>
              <table:table-cell office:value-type="float" office:value="0.445498789114">
                <text:p>0.445498789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.733339982451">
                <text:p>0.733339982451</text:p>
              </table:table-cell>
              <table:table-cell office:value-type="float" office:value="0.742486817424">
                <text:p>0.742486817424</text:p>
              </table:table-cell>
              <table:table-cell office:value-type="float" office:value="0.441350014742">
                <text:p>0.441350014742</text:p>
              </table:table-cell>
              <table:table-cell office:value-type="float" office:value="0.445898808771">
                <text:p>0.4458988087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.729461998929">
                <text:p>0.729461998929</text:p>
              </table:table-cell>
              <table:table-cell office:value-type="float" office:value="0.741598975307">
                <text:p>0.741598975307</text:p>
              </table:table-cell>
              <table:table-cell office:value-type="float" office:value="0.441168362801">
                <text:p>0.441168362801</text:p>
              </table:table-cell>
              <table:table-cell office:value-type="float" office:value="0.444953305976">
                <text:p>0.4449533059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.731185951293">
                <text:p>0.731185951293</text:p>
              </table:table-cell>
              <table:table-cell office:value-type="float" office:value="0.740725458742">
                <text:p>0.740725458742</text:p>
              </table:table-cell>
              <table:table-cell office:value-type="float" office:value="0.441121679288">
                <text:p>0.441121679288</text:p>
              </table:table-cell>
              <table:table-cell office:value-type="float" office:value="0.445575360471">
                <text:p>0.4455753604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.729399002652">
                <text:p>0.729399002652</text:p>
              </table:table-cell>
              <table:table-cell office:value-type="float" office:value="0.740384681753">
                <text:p>0.740384681753</text:p>
              </table:table-cell>
              <table:table-cell office:value-type="float" office:value="0.443648305135">
                <text:p>0.443648305135</text:p>
              </table:table-cell>
              <table:table-cell office:value-type="float" office:value="0.445731500789">
                <text:p>0.4457315007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.732834860812">
                <text:p>0.732834860812</text:p>
              </table:table-cell>
              <table:table-cell office:value-type="float" office:value="0.739743402806">
                <text:p>0.739743402806</text:p>
              </table:table-cell>
              <table:table-cell office:value-type="float" office:value="0.443416662354">
                <text:p>0.443416662354</text:p>
              </table:table-cell>
              <table:table-cell office:value-type="float" office:value="0.444369300143">
                <text:p>0.4443693001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73486902897">
                <text:p>0.73486902897</text:p>
              </table:table-cell>
              <table:table-cell office:value-type="float" office:value="0.74297852845">
                <text:p>0.74297852845</text:p>
              </table:table-cell>
              <table:table-cell office:value-type="float" office:value="0.442138316337">
                <text:p>0.442138316337</text:p>
              </table:table-cell>
              <table:table-cell office:value-type="float" office:value="0.44639064344">
                <text:p>0.446390643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730916748629">
                <text:p>0.730916748629</text:p>
              </table:table-cell>
              <table:table-cell office:value-type="float" office:value="0.741344543505">
                <text:p>0.741344543505</text:p>
              </table:table-cell>
              <table:table-cell office:value-type="float" office:value="0.441295909017">
                <text:p>0.441295909017</text:p>
              </table:table-cell>
              <table:table-cell office:value-type="float" office:value="0.445669852032">
                <text:p>0.4456698520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732172127661">
                <text:p>0.732172127661</text:p>
              </table:table-cell>
              <table:table-cell office:value-type="float" office:value="0.740765805759">
                <text:p>0.740765805759</text:p>
              </table:table-cell>
              <table:table-cell office:value-type="float" office:value="0.442457313957">
                <text:p>0.442457313957</text:p>
              </table:table-cell>
              <table:table-cell office:value-type="float" office:value="0.444848741003">
                <text:p>0.4448487410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733010077254">
                <text:p>0.733010077254</text:p>
              </table:table-cell>
              <table:table-cell office:value-type="float" office:value="0.742030586661">
                <text:p>0.742030586661</text:p>
              </table:table-cell>
              <table:table-cell office:value-type="float" office:value="0.440494988643">
                <text:p>0.440494988643</text:p>
              </table:table-cell>
              <table:table-cell office:value-type="float" office:value="0.445008192458">
                <text:p>0.4450081924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732274907702">
                <text:p>0.732274907702</text:p>
              </table:table-cell>
              <table:table-cell office:value-type="float" office:value="0.743086885764">
                <text:p>0.743086885764</text:p>
              </table:table-cell>
              <table:table-cell office:value-type="float" office:value="0.442191546824">
                <text:p>0.442191546824</text:p>
              </table:table-cell>
              <table:table-cell office:value-type="float" office:value="0.446048417055">
                <text:p>0.4460484170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734546124347">
                <text:p>0.734546124347</text:p>
              </table:table-cell>
              <table:table-cell office:value-type="float" office:value="0.741694567615">
                <text:p>0.741694567615</text:p>
              </table:table-cell>
              <table:table-cell office:value-type="float" office:value="0.441599274804">
                <text:p>0.441599274804</text:p>
              </table:table-cell>
              <table:table-cell office:value-type="float" office:value="0.445268392168">
                <text:p>0.4452683921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.732623807286">
                <text:p>0.732623807286</text:p>
              </table:table-cell>
              <table:table-cell office:value-type="float" office:value="0.741390461701">
                <text:p>0.741390461701</text:p>
              </table:table-cell>
              <table:table-cell office:value-type="float" office:value="0.441967437881">
                <text:p>0.441967437881</text:p>
              </table:table-cell>
              <table:table-cell office:value-type="float" office:value="0.444851683924">
                <text:p>0.4448516839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728080977351">
                <text:p>0.728080977351</text:p>
              </table:table-cell>
              <table:table-cell office:value-type="float" office:value="0.74054704044">
                <text:p>0.74054704044</text:p>
              </table:table-cell>
              <table:table-cell office:value-type="float" office:value="0.442531170758">
                <text:p>0.442531170758</text:p>
              </table:table-cell>
              <table:table-cell office:value-type="float" office:value="0.444885835492">
                <text:p>0.4448858354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.73311940779">
                <text:p>0.73311940779</text:p>
              </table:table-cell>
              <table:table-cell office:value-type="float" office:value="0.743628165383">
                <text:p>0.743628165383</text:p>
              </table:table-cell>
              <table:table-cell office:value-type="float" office:value="0.441270844147">
                <text:p>0.441270844147</text:p>
              </table:table-cell>
              <table:table-cell office:value-type="float" office:value="0.446561606705">
                <text:p>0.4465616067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729279675752">
                <text:p>0.729279675752</text:p>
              </table:table-cell>
              <table:table-cell office:value-type="float" office:value="0.742598999526">
                <text:p>0.742598999526</text:p>
              </table:table-cell>
              <table:table-cell office:value-type="float" office:value="0.442035227783">
                <text:p>0.442035227783</text:p>
              </table:table-cell>
              <table:table-cell office:value-type="float" office:value="0.445882948889">
                <text:p>0.4458829488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.727219102803">
                <text:p>0.727219102803</text:p>
              </table:table-cell>
              <table:table-cell office:value-type="float" office:value="0.741649557456">
                <text:p>0.741649557456</text:p>
              </table:table-cell>
              <table:table-cell office:value-type="float" office:value="0.444382129647">
                <text:p>0.444382129647</text:p>
              </table:table-cell>
              <table:table-cell office:value-type="float" office:value="0.444550243311">
                <text:p>0.4445502433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730982524893">
                <text:p>0.730982524893</text:p>
              </table:table-cell>
              <table:table-cell office:value-type="float" office:value="0.742146317705">
                <text:p>0.742146317705</text:p>
              </table:table-cell>
              <table:table-cell office:value-type="float" office:value="0.4443627788">
                <text:p>0.4443627788</text:p>
              </table:table-cell>
              <table:table-cell office:value-type="float" office:value="0.445597368776">
                <text:p>0.4455973687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730616882063">
                <text:p>0.730616882063</text:p>
              </table:table-cell>
              <table:table-cell office:value-type="float" office:value="0.740769517559">
                <text:p>0.740769517559</text:p>
              </table:table-cell>
              <table:table-cell office:value-type="float" office:value="0.442303316409">
                <text:p>0.442303316409</text:p>
              </table:table-cell>
              <table:table-cell office:value-type="float" office:value="0.44620514759">
                <text:p>0.446205147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.730774920507">
                <text:p>0.730774920507</text:p>
              </table:table-cell>
              <table:table-cell office:value-type="float" office:value="0.739977627992">
                <text:p>0.739977627992</text:p>
              </table:table-cell>
              <table:table-cell office:value-type="float" office:value="0.439307978878">
                <text:p>0.439307978878</text:p>
              </table:table-cell>
              <table:table-cell office:value-type="float" office:value="0.444326759184">
                <text:p>0.4443267591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.732506813013">
                <text:p>0.732506813013</text:p>
              </table:table-cell>
              <table:table-cell office:value-type="float" office:value="0.741411885925">
                <text:p>0.741411885925</text:p>
              </table:table-cell>
              <table:table-cell office:value-type="float" office:value="0.441527557544">
                <text:p>0.441527557544</text:p>
              </table:table-cell>
              <table:table-cell office:value-type="float" office:value="0.445421076759">
                <text:p>0.4454210767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734276283142">
                <text:p>0.734276283142</text:p>
              </table:table-cell>
              <table:table-cell office:value-type="float" office:value="0.740290313994">
                <text:p>0.740290313994</text:p>
              </table:table-cell>
              <table:table-cell office:value-type="float" office:value="0.441314958923">
                <text:p>0.441314958923</text:p>
              </table:table-cell>
              <table:table-cell office:value-type="float" office:value="0.444391777111">
                <text:p>0.4443917771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.728098075656">
                <text:p>0.728098075656</text:p>
              </table:table-cell>
              <table:table-cell office:value-type="float" office:value="0.74062477058">
                <text:p>0.74062477058</text:p>
              </table:table-cell>
              <table:table-cell office:value-type="float" office:value="0.443134977842">
                <text:p>0.443134977842</text:p>
              </table:table-cell>
              <table:table-cell office:value-type="float" office:value="0.445184232297">
                <text:p>0.4451842322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.730885665313">
                <text:p>0.730885665313</text:p>
              </table:table-cell>
              <table:table-cell office:value-type="float" office:value="0.74063033542">
                <text:p>0.74063033542</text:p>
              </table:table-cell>
              <table:table-cell office:value-type="float" office:value="0.443631959823">
                <text:p>0.443631959823</text:p>
              </table:table-cell>
              <table:table-cell office:value-type="float" office:value="0.445648179146">
                <text:p>0.4456481791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.730369580039">
                <text:p>0.730369580039</text:p>
              </table:table-cell>
              <table:table-cell office:value-type="float" office:value="0.742048444044">
                <text:p>0.742048444044</text:p>
              </table:table-cell>
              <table:table-cell office:value-type="float" office:value="0.441818054483">
                <text:p>0.441818054483</text:p>
              </table:table-cell>
              <table:table-cell office:value-type="float" office:value="0.445323637388">
                <text:p>0.4453236373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.733868981927">
                <text:p>0.733868981927</text:p>
              </table:table-cell>
              <table:table-cell office:value-type="float" office:value="0.744248500672">
                <text:p>0.744248500672</text:p>
              </table:table-cell>
              <table:table-cell office:value-type="float" office:value="0.441326011003">
                <text:p>0.441326011003</text:p>
              </table:table-cell>
              <table:table-cell office:value-type="float" office:value="0.446065018581">
                <text:p>0.4460650185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.731056814558">
                <text:p>0.731056814558</text:p>
              </table:table-cell>
              <table:table-cell office:value-type="float" office:value="0.742667239376">
                <text:p>0.742667239376</text:p>
              </table:table-cell>
              <table:table-cell office:value-type="float" office:value="0.440998440632">
                <text:p>0.440998440632</text:p>
              </table:table-cell>
              <table:table-cell office:value-type="float" office:value="0.445811339021">
                <text:p>0.4458113390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.732499483259">
                <text:p>0.732499483259</text:p>
              </table:table-cell>
              <table:table-cell office:value-type="float" office:value="0.743708835735">
                <text:p>0.743708835735</text:p>
              </table:table-cell>
              <table:table-cell office:value-type="float" office:value="0.44285345955">
                <text:p>0.44285345955</text:p>
              </table:table-cell>
              <table:table-cell office:value-type="float" office:value="0.445787751738">
                <text:p>0.4457877517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.731381025379">
                <text:p>0.731381025379</text:p>
              </table:table-cell>
              <table:table-cell office:value-type="float" office:value="0.741742996278">
                <text:p>0.741742996278</text:p>
              </table:table-cell>
              <table:table-cell office:value-type="float" office:value="0.443190116245">
                <text:p>0.443190116245</text:p>
              </table:table-cell>
              <table:table-cell office:value-type="float" office:value="0.445592037088">
                <text:p>0.4455920370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.73065191753">
                <text:p>0.73065191753</text:p>
              </table:table-cell>
              <table:table-cell office:value-type="float" office:value="0.743249154066">
                <text:p>0.743249154066</text:p>
              </table:table-cell>
              <table:table-cell office:value-type="float" office:value="0.44244069327">
                <text:p>0.44244069327</text:p>
              </table:table-cell>
              <table:table-cell office:value-type="float" office:value="0.44616446877">
                <text:p>0.446164468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.733080802071">
                <text:p>0.733080802071</text:p>
              </table:table-cell>
              <table:table-cell office:value-type="float" office:value="0.739697867813">
                <text:p>0.739697867813</text:p>
              </table:table-cell>
              <table:table-cell office:value-type="float" office:value="0.440422021478">
                <text:p>0.440422021478</text:p>
              </table:table-cell>
              <table:table-cell office:value-type="float" office:value="0.445351498105">
                <text:p>0.4453514981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.729152144415">
                <text:p>0.729152144415</text:p>
              </table:table-cell>
              <table:table-cell office:value-type="float" office:value="0.739604684423">
                <text:p>0.739604684423</text:p>
              </table:table-cell>
              <table:table-cell office:value-type="float" office:value="0.439980597824">
                <text:p>0.439980597824</text:p>
              </table:table-cell>
              <table:table-cell office:value-type="float" office:value="0.445377347854">
                <text:p>0.4453773478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.728629406597">
                <text:p>0.728629406597</text:p>
              </table:table-cell>
              <table:table-cell office:value-type="float" office:value="0.739282893689">
                <text:p>0.739282893689</text:p>
              </table:table-cell>
              <table:table-cell office:value-type="float" office:value="0.443936107779">
                <text:p>0.443936107779</text:p>
              </table:table-cell>
              <table:table-cell office:value-type="float" office:value="0.445012796354">
                <text:p>0.4450127963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.731119917193">
                <text:p>0.731119917193</text:p>
              </table:table-cell>
              <table:table-cell office:value-type="float" office:value="0.740130706324">
                <text:p>0.740130706324</text:p>
              </table:table-cell>
              <table:table-cell office:value-type="float" office:value="0.44190652333">
                <text:p>0.44190652333</text:p>
              </table:table-cell>
              <table:table-cell office:value-type="float" office:value="0.445391239673">
                <text:p>0.4453912396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.729834966466">
                <text:p>0.729834966466</text:p>
              </table:table-cell>
              <table:table-cell office:value-type="float" office:value="0.740663439475">
                <text:p>0.740663439475</text:p>
              </table:table-cell>
              <table:table-cell office:value-type="float" office:value="0.441826624442">
                <text:p>0.441826624442</text:p>
              </table:table-cell>
              <table:table-cell office:value-type="float" office:value="0.445682287834">
                <text:p>0.4456822878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.732224962976">
                <text:p>0.732224962976</text:p>
              </table:table-cell>
              <table:table-cell office:value-type="float" office:value="0.741838337182">
                <text:p>0.741838337182</text:p>
              </table:table-cell>
              <table:table-cell office:value-type="float" office:value="0.442455621993">
                <text:p>0.442455621993</text:p>
              </table:table-cell>
              <table:table-cell office:value-type="float" office:value="0.446557804578">
                <text:p>0.4465578045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.732590834765">
                <text:p>0.732590834765</text:p>
              </table:table-cell>
              <table:table-cell office:value-type="float" office:value="0.743317650885">
                <text:p>0.743317650885</text:p>
              </table:table-cell>
              <table:table-cell office:value-type="float" office:value="0.44080487868">
                <text:p>0.44080487868</text:p>
              </table:table-cell>
              <table:table-cell office:value-type="float" office:value="0.446450907074">
                <text:p>0.4464509070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.731161839495">
                <text:p>0.731161839495</text:p>
              </table:table-cell>
              <table:table-cell office:value-type="float" office:value="0.741334962167">
                <text:p>0.741334962167</text:p>
              </table:table-cell>
              <table:table-cell office:value-type="float" office:value="0.44460601896">
                <text:p>0.44460601896</text:p>
              </table:table-cell>
              <table:table-cell office:value-type="float" office:value="0.445268721619">
                <text:p>0.4452687216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.730524024993">
                <text:p>0.730524024993</text:p>
              </table:table-cell>
              <table:table-cell office:value-type="float" office:value="0.743230909294">
                <text:p>0.743230909294</text:p>
              </table:table-cell>
              <table:table-cell office:value-type="float" office:value="0.443795672458">
                <text:p>0.443795672458</text:p>
              </table:table-cell>
              <table:table-cell office:value-type="float" office:value="0.446772070325">
                <text:p>0.4467720703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0.73323328587">
                <text:p>0.73323328587</text:p>
              </table:table-cell>
              <table:table-cell office:value-type="float" office:value="0.741325215556">
                <text:p>0.741325215556</text:p>
              </table:table-cell>
              <table:table-cell office:value-type="float" office:value="0.440906803452">
                <text:p>0.440906803452</text:p>
              </table:table-cell>
              <table:table-cell office:value-type="float" office:value="0.445444207108">
                <text:p>0.4454442071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0.730004539996">
                <text:p>0.730004539996</text:p>
              </table:table-cell>
              <table:table-cell office:value-type="float" office:value="0.741210636494">
                <text:p>0.741210636494</text:p>
              </table:table-cell>
              <table:table-cell office:value-type="float" office:value="0.440801217646">
                <text:p>0.440801217646</text:p>
              </table:table-cell>
              <table:table-cell office:value-type="float" office:value="0.444786478938">
                <text:p>0.4447864789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0.732158626136">
                <text:p>0.732158626136</text:p>
              </table:table-cell>
              <table:table-cell office:value-type="float" office:value="0.743867087506">
                <text:p>0.743867087506</text:p>
              </table:table-cell>
              <table:table-cell office:value-type="float" office:value="0.442101018079">
                <text:p>0.442101018079</text:p>
              </table:table-cell>
              <table:table-cell office:value-type="float" office:value="0.446977098218">
                <text:p>0.4469770982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0.731121959991">
                <text:p>0.731121959991</text:p>
              </table:table-cell>
              <table:table-cell office:value-type="float" office:value="0.739938175203">
                <text:p>0.739938175203</text:p>
              </table:table-cell>
              <table:table-cell office:value-type="float" office:value="0.441106578329">
                <text:p>0.441106578329</text:p>
              </table:table-cell>
              <table:table-cell office:value-type="float" office:value="0.444762843233">
                <text:p>0.4447628432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0.730377186227">
                <text:p>0.730377186227</text:p>
              </table:table-cell>
              <table:table-cell office:value-type="float" office:value="0.743828725576">
                <text:p>0.743828725576</text:p>
              </table:table-cell>
              <table:table-cell office:value-type="float" office:value="0.445365473327">
                <text:p>0.445365473327</text:p>
              </table:table-cell>
              <table:table-cell office:value-type="float" office:value="0.447031525591">
                <text:p>0.4470315255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0.730191296145">
                <text:p>0.730191296145</text:p>
              </table:table-cell>
              <table:table-cell office:value-type="float" office:value="0.74058880715">
                <text:p>0.74058880715</text:p>
              </table:table-cell>
              <table:table-cell office:value-type="float" office:value="0.442080481828">
                <text:p>0.442080481828</text:p>
              </table:table-cell>
              <table:table-cell office:value-type="float" office:value="0.445421492645">
                <text:p>0.4454214926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0.728719458549">
                <text:p>0.728719458549</text:p>
              </table:table-cell>
              <table:table-cell office:value-type="float" office:value="0.740016046032">
                <text:p>0.740016046032</text:p>
              </table:table-cell>
              <table:table-cell office:value-type="float" office:value="0.43920984157">
                <text:p>0.43920984157</text:p>
              </table:table-cell>
              <table:table-cell office:value-type="float" office:value="0.445426787006">
                <text:p>0.4454267870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0.734214695577">
                <text:p>0.734214695577</text:p>
              </table:table-cell>
              <table:table-cell office:value-type="float" office:value="0.742343073257">
                <text:p>0.742343073257</text:p>
              </table:table-cell>
              <table:table-cell office:value-type="float" office:value="0.440994840803">
                <text:p>0.440994840803</text:p>
              </table:table-cell>
              <table:table-cell office:value-type="float" office:value="0.445767270752">
                <text:p>0.4457672707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0.731117869339">
                <text:p>0.731117869339</text:p>
              </table:table-cell>
              <table:table-cell office:value-type="float" office:value="0.738561441337">
                <text:p>0.738561441337</text:p>
              </table:table-cell>
              <table:table-cell office:value-type="float" office:value="0.440838222964">
                <text:p>0.440838222964</text:p>
              </table:table-cell>
              <table:table-cell office:value-type="float" office:value="0.443611529795">
                <text:p>0.4436115297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0.730494235918">
                <text:p>0.730494235918</text:p>
              </table:table-cell>
              <table:table-cell office:value-type="float" office:value="0.74163783633">
                <text:p>0.74163783633</text:p>
              </table:table-cell>
              <table:table-cell office:value-type="float" office:value="0.441530741938">
                <text:p>0.441530741938</text:p>
              </table:table-cell>
              <table:table-cell office:value-type="float" office:value="0.445792507898">
                <text:p>0.4457925078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0.728847952999">
                <text:p>0.728847952999</text:p>
              </table:table-cell>
              <table:table-cell office:value-type="float" office:value="0.740746308437">
                <text:p>0.740746308437</text:p>
              </table:table-cell>
              <table:table-cell office:value-type="float" office:value="0.443653930569">
                <text:p>0.443653930569</text:p>
              </table:table-cell>
              <table:table-cell office:value-type="float" office:value="0.444455695231">
                <text:p>0.4444556952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0.730656193832">
                <text:p>0.730656193832</text:p>
              </table:table-cell>
              <table:table-cell office:value-type="float" office:value="0.74266529848">
                <text:p>0.74266529848</text:p>
              </table:table-cell>
              <table:table-cell office:value-type="float" office:value="0.440271977027">
                <text:p>0.440271977027</text:p>
              </table:table-cell>
              <table:table-cell office:value-type="float" office:value="0.446695611687">
                <text:p>0.4466956116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0.728074623314">
                <text:p>0.728074623314</text:p>
              </table:table-cell>
              <table:table-cell office:value-type="float" office:value="0.740569725746">
                <text:p>0.740569725746</text:p>
              </table:table-cell>
              <table:table-cell office:value-type="float" office:value="0.438744395287">
                <text:p>0.438744395287</text:p>
              </table:table-cell>
              <table:table-cell office:value-type="float" office:value="0.445609558981">
                <text:p>0.4456095589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.727097795566">
                <text:p>0.727097795566</text:p>
              </table:table-cell>
              <table:table-cell office:value-type="float" office:value="0.74211199915">
                <text:p>0.74211199915</text:p>
              </table:table-cell>
              <table:table-cell office:value-type="float" office:value="0.444931332297">
                <text:p>0.444931332297</text:p>
              </table:table-cell>
              <table:table-cell office:value-type="float" office:value="0.445993184492">
                <text:p>0.4459931844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0.732090333109">
                <text:p>0.732090333109</text:p>
              </table:table-cell>
              <table:table-cell office:value-type="float" office:value="0.742623364359">
                <text:p>0.742623364359</text:p>
              </table:table-cell>
              <table:table-cell office:value-type="float" office:value="0.441137526201">
                <text:p>0.441137526201</text:p>
              </table:table-cell>
              <table:table-cell office:value-type="float" office:value="0.446984546488">
                <text:p>0.4469845464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0.730943482531">
                <text:p>0.730943482531</text:p>
              </table:table-cell>
              <table:table-cell office:value-type="float" office:value="0.742227664542">
                <text:p>0.742227664542</text:p>
              </table:table-cell>
              <table:table-cell office:value-type="float" office:value="0.443299644867">
                <text:p>0.443299644867</text:p>
              </table:table-cell>
              <table:table-cell office:value-type="float" office:value="0.445423802252">
                <text:p>0.4454238022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0.731664268263">
                <text:p>0.731664268263</text:p>
              </table:table-cell>
              <table:table-cell office:value-type="float" office:value="0.742418227187">
                <text:p>0.742418227187</text:p>
              </table:table-cell>
              <table:table-cell office:value-type="float" office:value="0.442686190425">
                <text:p>0.442686190425</text:p>
              </table:table-cell>
              <table:table-cell office:value-type="float" office:value="0.445146387366">
                <text:p>0.4451463873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0.730881794116">
                <text:p>0.730881794116</text:p>
              </table:table-cell>
              <table:table-cell office:value-type="float" office:value="0.742215319081">
                <text:p>0.742215319081</text:p>
              </table:table-cell>
              <table:table-cell office:value-type="float" office:value="0.438777695351">
                <text:p>0.438777695351</text:p>
              </table:table-cell>
              <table:table-cell office:value-type="float" office:value="0.445743480201">
                <text:p>0.4457434802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0.733663448853">
                <text:p>0.733663448853</text:p>
              </table:table-cell>
              <table:table-cell office:value-type="float" office:value="0.743282175322">
                <text:p>0.743282175322</text:p>
              </table:table-cell>
              <table:table-cell office:value-type="float" office:value="0.440000010378">
                <text:p>0.440000010378</text:p>
              </table:table-cell>
              <table:table-cell office:value-type="float" office:value="0.446497544237">
                <text:p>0.4464975442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